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TYPE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AVG TRADES</text:p>
          </table:table-cell>
          <table:table-cell office:value-type="string" calcext:value-type="string">
            <text:p>T- GETRDER</text:p>
          </table:table-cell>
          <table:table-cell office:value-type="string" calcext:value-type="string">
            <text:p>T- Respond</text:p>
          </table:table-cell>
          <table:table-cell/>
          <table:table-cell office:value-type="string" calcext:value-type="string">
            <text:p>TTYPE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AVG TRADES</text:p>
          </table:table-cell>
          <table:table-cell office:value-type="string" calcext:value-type="string">
            <text:p>T- GETRDER</text:p>
          </table:table-cell>
          <table:table-cell office:value-type="string" calcext:value-type="string">
            <text:p>T- Resp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10.176105" calcext:value-type="float">
            <text:p>110.176105</text:p>
          </table:table-cell>
          <table:table-cell office:value-type="float" office:value="4.972974" calcext:value-type="float">
            <text:p>4.972974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05.74" calcext:value-type="float">
            <text:p>105.74</text:p>
          </table:table-cell>
          <table:table-cell office:value-type="float" office:value="3.24" calcext:value-type="float">
            <text:p>3.24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9" calcext:value-type="float">
            <text:p>9E-06</text:p>
          </table:table-cell>
          <table:table-cell/>
          <table:table-cell office:value-type="string" calcext:value-type="string">
            <text:p>Get Order</text:p>
          </table:table-cell>
          <table:table-cell table:style-name="ce1" table:formula="of:=AVERAGE([.D2:.D39];[.I40:.I77];[.I154:.I172])" office:value-type="float" office:value="2.71117924210526" calcext:value-type="float">
            <text:p>2.71117924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78.927528" calcext:value-type="float">
            <text:p>178.927528</text:p>
          </table:table-cell>
          <table:table-cell office:value-type="float" office:value="6.090889" calcext:value-type="float">
            <text:p>6.09088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77.3225" calcext:value-type="float">
            <text:p>177.3225</text:p>
          </table:table-cell>
          <table:table-cell office:value-type="float" office:value="4.13" calcext:value-type="float">
            <text:p>4.1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" calcext:value-type="float">
            <text:p>1E-05</text:p>
          </table:table-cell>
          <table:table-cell/>
          <table:table-cell office:value-type="string" calcext:value-type="string">
            <text:p>Respond</text:p>
          </table:table-cell>
          <table:table-cell table:style-name="ce1" table:formula="of:=AVERAGE([.E3:.E40];[.J41:.J78];[.J155:.J173])" office:value-type="float" office:value="0.0000424736842105263" calcext:value-type="float">
            <text:p>0.00004247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78.511441" calcext:value-type="float">
            <text:p>178.511441</text:p>
          </table:table-cell>
          <table:table-cell office:value-type="float" office:value="7.069794" calcext:value-type="float">
            <text:p>7.06979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42.872333" calcext:value-type="float">
            <text:p>142.872333</text:p>
          </table:table-cell>
          <table:table-cell office:value-type="float" office:value="4.083167" calcext:value-type="float">
            <text:p>4.083167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1.368656" calcext:value-type="float">
            <text:p>201.368656</text:p>
          </table:table-cell>
          <table:table-cell office:value-type="float" office:value="7.085687" calcext:value-type="float">
            <text:p>7.085687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79.714875" calcext:value-type="float">
            <text:p>179.714875</text:p>
          </table:table-cell>
          <table:table-cell office:value-type="float" office:value="4.545375" calcext:value-type="float">
            <text:p>4.54537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1" calcext:value-type="float">
            <text:p>1.1E-05</text:p>
          </table:table-cell>
          <table:table-cell/>
          <table:table-cell office:value-type="string" calcext:value-type="string">
            <text:p>Get Order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82.986367" calcext:value-type="float">
            <text:p>182.986367</text:p>
          </table:table-cell>
          <table:table-cell office:value-type="float" office:value="7.4483" calcext:value-type="float">
            <text:p>7.448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56.6309" calcext:value-type="float">
            <text:p>156.6309</text:p>
          </table:table-cell>
          <table:table-cell office:value-type="float" office:value="4.2108" calcext:value-type="float">
            <text:p>4.210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1" calcext:value-type="float">
            <text:p>1.1E-05</text:p>
          </table:table-cell>
          <table:table-cell/>
          <table:table-cell office:value-type="string" calcext:value-type="string">
            <text:p>Respond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27.185429" calcext:value-type="float">
            <text:p>127.185429</text:p>
          </table:table-cell>
          <table:table-cell office:value-type="float" office:value="8.120143" calcext:value-type="float">
            <text:p>8.12014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89.210333" calcext:value-type="float">
            <text:p>89.210333</text:p>
          </table:table-cell>
          <table:table-cell office:value-type="float" office:value="3.172583" calcext:value-type="float">
            <text:p>3.1725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1" calcext:value-type="float">
            <text:p>1.1E-05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59.27" calcext:value-type="float">
            <text:p>159.27</text:p>
          </table:table-cell>
          <table:table-cell office:value-type="float" office:value="7.853038" calcext:value-type="float">
            <text:p>7.853038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26.731143" calcext:value-type="float">
            <text:p>126.731143</text:p>
          </table:table-cell>
          <table:table-cell office:value-type="float" office:value="3.613571" calcext:value-type="float">
            <text:p>3.61357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" calcext:value-type="float">
            <text:p>1E-05</text:p>
          </table:table-cell>
          <table:table-cell/>
          <table:table-cell office:value-type="string" calcext:value-type="string">
            <text:p>Get Order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83.793792" calcext:value-type="float">
            <text:p>183.793792</text:p>
          </table:table-cell>
          <table:table-cell office:value-type="float" office:value="7.483792" calcext:value-type="float">
            <text:p>7.48379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56.60225" calcext:value-type="float">
            <text:p>156.60225</text:p>
          </table:table-cell>
          <table:table-cell office:value-type="float" office:value="4.347375" calcext:value-type="float">
            <text:p>4.34737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" calcext:value-type="float">
            <text:p>1E-05</text:p>
          </table:table-cell>
          <table:table-cell/>
          <table:table-cell office:value-type="string" calcext:value-type="string">
            <text:p>Respond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34.231" calcext:value-type="float">
            <text:p>134.231</text:p>
          </table:table-cell>
          <table:table-cell office:value-type="float" office:value="8.130636" calcext:value-type="float">
            <text:p>8.13063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99.105889" calcext:value-type="float">
            <text:p>99.105889</text:p>
          </table:table-cell>
          <table:table-cell office:value-type="float" office:value="3.297167" calcext:value-type="float">
            <text:p>3.29716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38.79905" calcext:value-type="float">
            <text:p>138.79905</text:p>
          </table:table-cell>
          <table:table-cell office:value-type="float" office:value="6.421" calcext:value-type="float">
            <text:p>6.421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00.0237" calcext:value-type="float">
            <text:p>100.0237</text:p>
          </table:table-cell>
          <table:table-cell office:value-type="float" office:value="3.0576" calcext:value-type="float">
            <text:p>3.057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" calcext:value-type="float">
            <text:p>1E-05</text:p>
          </table:table-cell>
          <table:table-cell/>
          <table:table-cell office:value-type="string" calcext:value-type="string">
            <text:p>Get Order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37.4355" calcext:value-type="float">
            <text:p>137.4355</text:p>
          </table:table-cell>
          <table:table-cell office:value-type="float" office:value="4.116167" calcext:value-type="float">
            <text:p>4.116167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88.323273" calcext:value-type="float">
            <text:p>88.323273</text:p>
          </table:table-cell>
          <table:table-cell office:value-type="float" office:value="2.111409" calcext:value-type="float">
            <text:p>2.11140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1" calcext:value-type="float">
            <text:p>1.1E-05</text:p>
          </table:table-cell>
          <table:table-cell/>
          <table:table-cell office:value-type="string" calcext:value-type="string">
            <text:p>Respond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97.399812" calcext:value-type="float">
            <text:p>97.399812</text:p>
          </table:table-cell>
          <table:table-cell office:value-type="float" office:value="4.580375" calcext:value-type="float">
            <text:p>4.58037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48.163208" calcext:value-type="float">
            <text:p>48.163208</text:p>
          </table:table-cell>
          <table:table-cell office:value-type="float" office:value="1.574583" calcext:value-type="float">
            <text:p>1.574583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21.774286" calcext:value-type="float">
            <text:p>121.774286</text:p>
          </table:table-cell>
          <table:table-cell office:value-type="float" office:value="4.553" calcext:value-type="float">
            <text:p>4.55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9.606308" calcext:value-type="float">
            <text:p>69.606308</text:p>
          </table:table-cell>
          <table:table-cell office:value-type="float" office:value="1.895538" calcext:value-type="float">
            <text:p>1.895538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1" calcext:value-type="float">
            <text:p>1.1E-05</text:p>
          </table:table-cell>
          <table:table-cell/>
          <table:table-cell office:value-type="string" calcext:value-type="string">
            <text:p>Get Order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06.987667" calcext:value-type="float">
            <text:p>106.987667</text:p>
          </table:table-cell>
          <table:table-cell office:value-type="float" office:value="4.721917" calcext:value-type="float">
            <text:p>4.721917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51.467643" calcext:value-type="float">
            <text:p>51.467643</text:p>
          </table:table-cell>
          <table:table-cell office:value-type="float" office:value="1.684964" calcext:value-type="float">
            <text:p>1.684964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" calcext:value-type="float">
            <text:p>1E-05</text:p>
          </table:table-cell>
          <table:table-cell/>
          <table:table-cell office:value-type="string" calcext:value-type="string">
            <text:p>Respond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50.6223" calcext:value-type="float">
            <text:p>150.6223</text:p>
          </table:table-cell>
          <table:table-cell office:value-type="float" office:value="4.8655" calcext:value-type="float">
            <text:p>4.865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9.880767" calcext:value-type="float">
            <text:p>79.880767</text:p>
          </table:table-cell>
          <table:table-cell office:value-type="float" office:value="2.0993" calcext:value-type="float">
            <text:p>2.0993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1" calcext:value-type="float">
            <text:p>1.1E-05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32.462375" calcext:value-type="float">
            <text:p>132.462375</text:p>
          </table:table-cell>
          <table:table-cell office:value-type="float" office:value="5.09725" calcext:value-type="float">
            <text:p>5.0972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3.134625" calcext:value-type="float">
            <text:p>63.134625</text:p>
          </table:table-cell>
          <table:table-cell office:value-type="float" office:value="1.867188" calcext:value-type="float">
            <text:p>1.867188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" calcext:value-type="float">
            <text:p>1E-05</text:p>
          </table:table-cell>
          <table:table-cell/>
          <table:table-cell office:value-type="string" calcext:value-type="string">
            <text:p>Get Order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27.8955" calcext:value-type="float">
            <text:p>127.8955</text:p>
          </table:table-cell>
          <table:table-cell office:value-type="float" office:value="5.208333" calcext:value-type="float">
            <text:p>5.20833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1.812824" calcext:value-type="float">
            <text:p>61.812824</text:p>
          </table:table-cell>
          <table:table-cell office:value-type="float" office:value="1.829765" calcext:value-type="float">
            <text:p>1.82976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" calcext:value-type="float">
            <text:p>1E-05</text:p>
          </table:table-cell>
          <table:table-cell/>
          <table:table-cell office:value-type="string" calcext:value-type="string">
            <text:p>Respond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15.54875" calcext:value-type="float">
            <text:p>115.54875</text:p>
          </table:table-cell>
          <table:table-cell office:value-type="float" office:value="5.42225" calcext:value-type="float">
            <text:p>5.4222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47.356972" calcext:value-type="float">
            <text:p>47.356972</text:p>
          </table:table-cell>
          <table:table-cell office:value-type="float" office:value="1.695833" calcext:value-type="float">
            <text:p>1.695833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28.127" calcext:value-type="float">
            <text:p>128.127</text:p>
          </table:table-cell>
          <table:table-cell office:value-type="float" office:value="5.6355" calcext:value-type="float">
            <text:p>5.635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56.006711" calcext:value-type="float">
            <text:p>56.006711</text:p>
          </table:table-cell>
          <table:table-cell office:value-type="float" office:value="1.808763" calcext:value-type="float">
            <text:p>1.808763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38.949421" calcext:value-type="float">
            <text:p>138.949421</text:p>
          </table:table-cell>
          <table:table-cell office:value-type="float" office:value="7.126237" calcext:value-type="float">
            <text:p>7.126237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47.8175" calcext:value-type="float">
            <text:p>147.8175</text:p>
          </table:table-cell>
          <table:table-cell office:value-type="float" office:value="8.0055" calcext:value-type="float">
            <text:p>8.005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81.727111" calcext:value-type="float">
            <text:p>181.727111</text:p>
          </table:table-cell>
          <table:table-cell office:value-type="float" office:value="8.077194" calcext:value-type="float">
            <text:p>8.077194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73.91975" calcext:value-type="float">
            <text:p>173.91975</text:p>
          </table:table-cell>
          <table:table-cell office:value-type="float" office:value="7.7835" calcext:value-type="float">
            <text:p>7.783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1" calcext:value-type="float">
            <text:p>3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8.743882" calcext:value-type="float">
            <text:p>208.743882</text:p>
          </table:table-cell>
          <table:table-cell office:value-type="float" office:value="8.451471" calcext:value-type="float">
            <text:p>8.45147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89.466833" calcext:value-type="float">
            <text:p>189.466833</text:p>
          </table:table-cell>
          <table:table-cell office:value-type="float" office:value="7.440667" calcext:value-type="float">
            <text:p>7.44066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9" calcext:value-type="float">
            <text:p>2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97.102156" calcext:value-type="float">
            <text:p>197.102156</text:p>
          </table:table-cell>
          <table:table-cell office:value-type="float" office:value="8.399781" calcext:value-type="float">
            <text:p>8.39978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83.823125" calcext:value-type="float">
            <text:p>183.823125</text:p>
          </table:table-cell>
          <table:table-cell office:value-type="float" office:value="7.5615" calcext:value-type="float">
            <text:p>7.561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9" calcext:value-type="float">
            <text:p>2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2.3075" calcext:value-type="float">
            <text:p>212.3075</text:p>
          </table:table-cell>
          <table:table-cell office:value-type="float" office:value="8.361067" calcext:value-type="float">
            <text:p>8.361067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92.8799" calcext:value-type="float">
            <text:p>192.8799</text:p>
          </table:table-cell>
          <table:table-cell office:value-type="float" office:value="7.4178" calcext:value-type="float">
            <text:p>7.417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8" calcext:value-type="float">
            <text:p>2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5.397929" calcext:value-type="float">
            <text:p>205.397929</text:p>
          </table:table-cell>
          <table:table-cell office:value-type="float" office:value="8.429107" calcext:value-type="float">
            <text:p>8.429107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71.3925" calcext:value-type="float">
            <text:p>171.3925</text:p>
          </table:table-cell>
          <table:table-cell office:value-type="float" office:value="6.917583" calcext:value-type="float">
            <text:p>6.91758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7" calcext:value-type="float">
            <text:p>2.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08.657692" calcext:value-type="float">
            <text:p>208.657692</text:p>
          </table:table-cell>
          <table:table-cell office:value-type="float" office:value="8.373885" calcext:value-type="float">
            <text:p>8.37388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74.019714" calcext:value-type="float">
            <text:p>174.019714</text:p>
          </table:table-cell>
          <table:table-cell office:value-type="float" office:value="6.795786" calcext:value-type="float">
            <text:p>6.79578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6" calcext:value-type="float">
            <text:p>2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1.825875" calcext:value-type="float">
            <text:p>221.825875</text:p>
          </table:table-cell>
          <table:table-cell office:value-type="float" office:value="8.425542" calcext:value-type="float">
            <text:p>8.42554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87.61725" calcext:value-type="float">
            <text:p>187.61725</text:p>
          </table:table-cell>
          <table:table-cell office:value-type="float" office:value="6.639687" calcext:value-type="float">
            <text:p>6.639687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5" calcext:value-type="float">
            <text:p>2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25.512136" calcext:value-type="float">
            <text:p>125.512136</text:p>
          </table:table-cell>
          <table:table-cell office:value-type="float" office:value="8.768" calcext:value-type="float">
            <text:p>8.76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1.368889" calcext:value-type="float">
            <text:p>91.368889</text:p>
          </table:table-cell>
          <table:table-cell office:value-type="float" office:value="5.634889" calcext:value-type="float">
            <text:p>5.634889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3" calcext:value-type="float">
            <text:p>2.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84.14315" calcext:value-type="float">
            <text:p>184.14315</text:p>
          </table:table-cell>
          <table:table-cell office:value-type="float" office:value="7.72705" calcext:value-type="float">
            <text:p>7.727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34.1015" calcext:value-type="float">
            <text:p>134.1015</text:p>
          </table:table-cell>
          <table:table-cell office:value-type="float" office:value="5.5414" calcext:value-type="float">
            <text:p>5.541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7" calcext:value-type="float">
            <text:p>2.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23.916833" calcext:value-type="float">
            <text:p>123.916833</text:p>
          </table:table-cell>
          <table:table-cell office:value-type="float" office:value="4.944944" calcext:value-type="float">
            <text:p>4.944944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5.393091" calcext:value-type="float">
            <text:p>85.393091</text:p>
          </table:table-cell>
          <table:table-cell office:value-type="float" office:value="3.271636" calcext:value-type="float">
            <text:p>3.27163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2" calcext:value-type="float">
            <text:p>3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23.199125" calcext:value-type="float">
            <text:p>123.199125</text:p>
          </table:table-cell>
          <table:table-cell office:value-type="float" office:value="4.877937" calcext:value-type="float">
            <text:p>4.877937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0.5785" calcext:value-type="float">
            <text:p>80.5785</text:p>
          </table:table-cell>
          <table:table-cell office:value-type="float" office:value="3.079875" calcext:value-type="float">
            <text:p>3.07987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31" calcext:value-type="float">
            <text:p>3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32.219929" calcext:value-type="float">
            <text:p>132.219929</text:p>
          </table:table-cell>
          <table:table-cell office:value-type="float" office:value="5.049786" calcext:value-type="float">
            <text:p>5.04978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7.076462" calcext:value-type="float">
            <text:p>87.076462</text:p>
          </table:table-cell>
          <table:table-cell office:value-type="float" office:value="3.053385" calcext:value-type="float">
            <text:p>3.05338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2" calcext:value-type="float">
            <text:p>3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32.853833" calcext:value-type="float">
            <text:p>132.853833</text:p>
          </table:table-cell>
          <table:table-cell office:value-type="float" office:value="4.991167" calcext:value-type="float">
            <text:p>4.991167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2.959607" calcext:value-type="float">
            <text:p>82.959607</text:p>
          </table:table-cell>
          <table:table-cell office:value-type="float" office:value="3.010964" calcext:value-type="float">
            <text:p>3.010964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8" calcext:value-type="float">
            <text:p>2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17.2283" calcext:value-type="float">
            <text:p>117.2283</text:p>
          </table:table-cell>
          <table:table-cell office:value-type="float" office:value="5.0198" calcext:value-type="float">
            <text:p>5.0198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9.2054" calcext:value-type="float">
            <text:p>69.2054</text:p>
          </table:table-cell>
          <table:table-cell office:value-type="float" office:value="2.7036" calcext:value-type="float">
            <text:p>2.703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5" calcext:value-type="float">
            <text:p>2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53.867875" calcext:value-type="float">
            <text:p>153.867875</text:p>
          </table:table-cell>
          <table:table-cell office:value-type="float" office:value="5.095" calcext:value-type="float">
            <text:p>5.09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8.163031" calcext:value-type="float">
            <text:p>88.163031</text:p>
          </table:table-cell>
          <table:table-cell office:value-type="float" office:value="2.842031" calcext:value-type="float">
            <text:p>2.84203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5" calcext:value-type="float">
            <text:p>2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37.771667" calcext:value-type="float">
            <text:p>137.771667</text:p>
          </table:table-cell>
          <table:table-cell office:value-type="float" office:value="5.153" calcext:value-type="float">
            <text:p>5.153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72.964588" calcext:value-type="float">
            <text:p>72.964588</text:p>
          </table:table-cell>
          <table:table-cell office:value-type="float" office:value="2.388412" calcext:value-type="float">
            <text:p>2.38841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1" calcext:value-type="float">
            <text:p>2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28.729" calcext:value-type="float">
            <text:p>128.729</text:p>
          </table:table-cell>
          <table:table-cell office:value-type="float" office:value="5.24925" calcext:value-type="float">
            <text:p>5.2492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0.5205" calcext:value-type="float">
            <text:p>60.5205</text:p>
          </table:table-cell>
          <table:table-cell office:value-type="float" office:value="2.013806" calcext:value-type="float">
            <text:p>2.01380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73.5945" calcext:value-type="float">
            <text:p>173.5945</text:p>
          </table:table-cell>
          <table:table-cell office:value-type="float" office:value="5.2115" calcext:value-type="float">
            <text:p>5.211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0.851553" calcext:value-type="float">
            <text:p>80.851553</text:p>
          </table:table-cell>
          <table:table-cell office:value-type="float" office:value="2.213868" calcext:value-type="float">
            <text:p>2.213868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9" calcext:value-type="float">
            <text:p>1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7.758" calcext:value-type="float">
            <text:p>187.758</text:p>
          </table:table-cell>
          <table:table-cell office:value-type="float" office:value="8.286" calcext:value-type="float">
            <text:p>8.28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47.079211" calcext:value-type="float">
            <text:p>147.079211</text:p>
          </table:table-cell>
          <table:table-cell office:value-type="float" office:value="5.870053" calcext:value-type="float">
            <text:p>5.870053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8.597" calcext:value-type="float">
            <text:p>218.597</text:p>
          </table:table-cell>
          <table:table-cell office:value-type="float" office:value="7.85475" calcext:value-type="float">
            <text:p>7.85475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64.989778" calcext:value-type="float">
            <text:p>164.989778</text:p>
          </table:table-cell>
          <table:table-cell office:value-type="float" office:value="5.975639" calcext:value-type="float">
            <text:p>5.975639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1.026333" calcext:value-type="float">
            <text:p>181.026333</text:p>
          </table:table-cell>
          <table:table-cell office:value-type="float" office:value="7.6435" calcext:value-type="float">
            <text:p>7.6435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40.728382" calcext:value-type="float">
            <text:p>140.728382</text:p>
          </table:table-cell>
          <table:table-cell office:value-type="float" office:value="6.690353" calcext:value-type="float">
            <text:p>6.690353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3.51075" calcext:value-type="float">
            <text:p>173.51075</text:p>
          </table:table-cell>
          <table:table-cell office:value-type="float" office:value="7.325625" calcext:value-type="float">
            <text:p>7.325625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38.869844" calcext:value-type="float">
            <text:p>138.869844</text:p>
          </table:table-cell>
          <table:table-cell office:value-type="float" office:value="6.674094" calcext:value-type="float">
            <text:p>6.674094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47.3228" calcext:value-type="float">
            <text:p>247.3228</text:p>
          </table:table-cell>
          <table:table-cell office:value-type="float" office:value="7.2425" calcext:value-type="float">
            <text:p>7.2425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96.778767" calcext:value-type="float">
            <text:p>196.778767</text:p>
          </table:table-cell>
          <table:table-cell office:value-type="float" office:value="6.380733" calcext:value-type="float">
            <text:p>6.380733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95.423167" calcext:value-type="float">
            <text:p>195.423167</text:p>
          </table:table-cell>
          <table:table-cell office:value-type="float" office:value="7.101083" calcext:value-type="float">
            <text:p>7.101083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72.699464" calcext:value-type="float">
            <text:p>172.699464</text:p>
          </table:table-cell>
          <table:table-cell office:value-type="float" office:value="7.054679" calcext:value-type="float">
            <text:p>7.054679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02.564429" calcext:value-type="float">
            <text:p>102.564429</text:p>
          </table:table-cell>
          <table:table-cell office:value-type="float" office:value="3.494214" calcext:value-type="float">
            <text:p>3.494214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0.002951" calcext:value-type="float">
            <text:p>0.002951</text:p>
          </table:table-cell>
          <table:table-cell office:value-type="float" office:value="0.000154" calcext:value-type="float">
            <text:p>0.000154</text:p>
          </table:table-cell>
          <table:table-cell office:value-type="string" calcext:value-type="string">
            <text:p><text:s text:c="2"/>SHVR</text:p>
          </table:table-cell>
          <table:table-cell office:value-type="float" office:value="60.520769" calcext:value-type="float">
            <text:p>60.520769</text:p>
          </table:table-cell>
          <table:table-cell office:value-type="float" office:value="2.643192" calcext:value-type="float">
            <text:p>2.64319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96" calcext:value-type="float">
            <text:p>9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60.201125" calcext:value-type="float">
            <text:p>60.201125</text:p>
          </table:table-cell>
          <table:table-cell office:value-type="float" office:value="2.082125" calcext:value-type="float">
            <text:p>2.082125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0199" calcext:value-type="float">
            <text:p>0.000199</text:p>
          </table:table-cell>
          <table:table-cell office:value-type="string" calcext:value-type="string">
            <text:p><text:s text:c="2"/>SHVR</text:p>
          </table:table-cell>
          <table:table-cell office:value-type="float" office:value="22.585375" calcext:value-type="float">
            <text:p>22.585375</text:p>
          </table:table-cell>
          <table:table-cell office:value-type="float" office:value="1.191625" calcext:value-type="float">
            <text:p>1.19162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129" calcext:value-type="float">
            <text:p>0.000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45.283833" calcext:value-type="float">
            <text:p>45.283833</text:p>
          </table:table-cell>
          <table:table-cell office:value-type="float" office:value="1.833889" calcext:value-type="float">
            <text:p>1.833889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0213" calcext:value-type="float">
            <text:p>0.000213</text:p>
          </table:table-cell>
          <table:table-cell office:value-type="string" calcext:value-type="string">
            <text:p><text:s text:c="2"/>SHVR</text:p>
          </table:table-cell>
          <table:table-cell office:value-type="float" office:value="18.901591" calcext:value-type="float">
            <text:p>18.901591</text:p>
          </table:table-cell>
          <table:table-cell office:value-type="float" office:value="1.160909" calcext:value-type="float">
            <text:p>1.160909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144" calcext:value-type="float">
            <text:p>0.000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3.63035" calcext:value-type="float">
            <text:p>33.63035</text:p>
          </table:table-cell>
          <table:table-cell office:value-type="float" office:value="1.5272" calcext:value-type="float">
            <text:p>1.5272</text:p>
          </table:table-cell>
          <table:table-cell office:value-type="float" office:value="0.004278" calcext:value-type="float">
            <text:p>0.004278</text:p>
          </table:table-cell>
          <table:table-cell office:value-type="float" office:value="0.004061" calcext:value-type="float">
            <text:p>0.004061</text:p>
          </table:table-cell>
          <table:table-cell office:value-type="float" office:value="0.000217" calcext:value-type="float">
            <text:p>0.000217</text:p>
          </table:table-cell>
          <table:table-cell office:value-type="string" calcext:value-type="string">
            <text:p><text:s text:c="2"/>SHVR</text:p>
          </table:table-cell>
          <table:table-cell office:value-type="float" office:value="10.7136" calcext:value-type="float">
            <text:p>10.7136</text:p>
          </table:table-cell>
          <table:table-cell office:value-type="float" office:value="1.152" calcext:value-type="float">
            <text:p>1.152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148" calcext:value-type="float">
            <text:p>0.000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6.269455" calcext:value-type="float">
            <text:p>36.269455</text:p>
          </table:table-cell>
          <table:table-cell office:value-type="float" office:value="1.312636" calcext:value-type="float">
            <text:p>1.312636</text:p>
          </table:table-cell>
          <table:table-cell office:value-type="float" office:value="0.004032" calcext:value-type="float">
            <text:p>0.004032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0194" calcext:value-type="float">
            <text:p>0.000194</text:p>
          </table:table-cell>
          <table:table-cell office:value-type="string" calcext:value-type="string">
            <text:p><text:s text:c="2"/>SHVR</text:p>
          </table:table-cell>
          <table:table-cell office:value-type="float" office:value="14.869944" calcext:value-type="float">
            <text:p>14.869944</text:p>
          </table:table-cell>
          <table:table-cell office:value-type="float" office:value="0.720778" calcext:value-type="float">
            <text:p>0.720778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128" calcext:value-type="float">
            <text:p>0.000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4.499417" calcext:value-type="float">
            <text:p>24.499417</text:p>
          </table:table-cell>
          <table:table-cell office:value-type="float" office:value="1.04775" calcext:value-type="float">
            <text:p>1.04775</text:p>
          </table:table-cell>
          <table:table-cell office:value-type="float" office:value="0.004524" calcext:value-type="float">
            <text:p>0.004524</text:p>
          </table:table-cell>
          <table:table-cell office:value-type="float" office:value="0.004325" calcext:value-type="float">
            <text:p>0.004325</text:p>
          </table:table-cell>
          <table:table-cell office:value-type="float" office:value="0.000198" calcext:value-type="float">
            <text:p>0.000198</text:p>
          </table:table-cell>
          <table:table-cell office:value-type="string" calcext:value-type="string">
            <text:p><text:s text:c="2"/>SHVR</text:p>
          </table:table-cell>
          <table:table-cell office:value-type="float" office:value="9.209687" calcext:value-type="float">
            <text:p>9.209687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147" calcext:value-type="float">
            <text:p>0.000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3.093038" calcext:value-type="float">
            <text:p>33.093038</text:p>
          </table:table-cell>
          <table:table-cell office:value-type="float" office:value="1.141615" calcext:value-type="float">
            <text:p>1.141615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0189" calcext:value-type="float">
            <text:p>0.000189</text:p>
          </table:table-cell>
          <table:table-cell office:value-type="string" calcext:value-type="string">
            <text:p><text:s text:c="2"/>SHVR</text:p>
          </table:table-cell>
          <table:table-cell office:value-type="float" office:value="15.796714" calcext:value-type="float">
            <text:p>15.796714</text:p>
          </table:table-cell>
          <table:table-cell office:value-type="float" office:value="0.682143" calcext:value-type="float">
            <text:p>0.682143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132" calcext:value-type="float">
            <text:p>0.000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0.345036" calcext:value-type="float">
            <text:p>10.345036</text:p>
          </table:table-cell>
          <table:table-cell office:value-type="float" office:value="0.771536" calcext:value-type="float">
            <text:p>0.771536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0.004448" calcext:value-type="float">
            <text:p>0.004448</text:p>
          </table:table-cell>
          <table:table-cell office:value-type="float" office:value="0.000176" calcext:value-type="float">
            <text:p>0.000176</text:p>
          </table:table-cell>
          <table:table-cell office:value-type="string" calcext:value-type="string">
            <text:p><text:s text:c="2"/>SHVR</text:p>
          </table:table-cell>
          <table:table-cell office:value-type="float" office:value="3.936" calcext:value-type="float">
            <text:p>3.936</text:p>
          </table:table-cell>
          <table:table-cell office:value-type="float" office:value="0.460667" calcext:value-type="float">
            <text:p>0.460667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123" calcext:value-type="float">
            <text:p>0.000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.231867" calcext:value-type="float">
            <text:p>18.231867</text:p>
          </table:table-cell>
          <table:table-cell office:value-type="float" office:value="0.817767" calcext:value-type="float">
            <text:p>0.817767</text:p>
          </table:table-cell>
          <table:table-cell office:value-type="float" office:value="0.004238" calcext:value-type="float">
            <text:p>0.004238</text:p>
          </table:table-cell>
          <table:table-cell office:value-type="float" office:value="0.004055" calcext:value-type="float">
            <text:p>0.004055</text:p>
          </table:table-cell>
          <table:table-cell office:value-type="float" office:value="0.000183" calcext:value-type="float">
            <text:p>0.000183</text:p>
          </table:table-cell>
          <table:table-cell office:value-type="string" calcext:value-type="string">
            <text:p><text:s text:c="2"/>SHVR</text:p>
          </table:table-cell>
          <table:table-cell office:value-type="float" office:value="8.8717" calcext:value-type="float">
            <text:p>8.8717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124" calcext:value-type="float">
            <text:p>0.000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.697" calcext:value-type="float">
            <text:p>17.697</text:p>
          </table:table-cell>
          <table:table-cell office:value-type="float" office:value="0.62325" calcext:value-type="float">
            <text:p>0.62325</text:p>
          </table:table-cell>
          <table:table-cell office:value-type="float" office:value="0.005294" calcext:value-type="float">
            <text:p>0.005294</text:p>
          </table:table-cell>
          <table:table-cell office:value-type="float" office:value="0.005089" calcext:value-type="float">
            <text:p>0.005089</text:p>
          </table:table-cell>
          <table:table-cell office:value-type="float" office:value="0.000205" calcext:value-type="float">
            <text:p>0.000205</text:p>
          </table:table-cell>
          <table:table-cell office:value-type="string" calcext:value-type="string">
            <text:p><text:s text:c="2"/>SHVR</text:p>
          </table:table-cell>
          <table:table-cell office:value-type="float" office:value="8.09625" calcext:value-type="float">
            <text:p>8.09625</text:p>
          </table:table-cell>
          <table:table-cell office:value-type="float" office:value="0.389" calcext:value-type="float">
            <text:p>0.389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138" calcext:value-type="float">
            <text:p>0.000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.442471" calcext:value-type="float">
            <text:p>14.442471</text:p>
          </table:table-cell>
          <table:table-cell office:value-type="float" office:value="0.664353" calcext:value-type="float">
            <text:p>0.664353</text:p>
          </table:table-cell>
          <table:table-cell office:value-type="float" office:value="0.004737" calcext:value-type="float">
            <text:p>0.004737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000222" calcext:value-type="float">
            <text:p>0.000222</text:p>
          </table:table-cell>
          <table:table-cell office:value-type="string" calcext:value-type="string">
            <text:p><text:s text:c="2"/>SHVR</text:p>
          </table:table-cell>
          <table:table-cell office:value-type="float" office:value="9.773667" calcext:value-type="float">
            <text:p>9.773667</text:p>
          </table:table-cell>
          <table:table-cell office:value-type="float" office:value="0.489" calcext:value-type="float">
            <text:p>0.489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146" calcext:value-type="float">
            <text:p>0.000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.851806" calcext:value-type="float">
            <text:p>17.851806</text:p>
          </table:table-cell>
          <table:table-cell office:value-type="float" office:value="0.768583" calcext:value-type="float">
            <text:p>0.768583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347" calcext:value-type="float">
            <text:p>0.003347</text:p>
          </table:table-cell>
          <table:table-cell office:value-type="float" office:value="0.00018" calcext:value-type="float">
            <text:p>0.00018</text:p>
          </table:table-cell>
          <table:table-cell office:value-type="string" calcext:value-type="string">
            <text:p><text:s text:c="2"/>SHVR</text:p>
          </table:table-cell>
          <table:table-cell office:value-type="float" office:value="12.85025" calcext:value-type="float">
            <text:p>12.85025</text:p>
          </table:table-cell>
          <table:table-cell office:value-type="float" office:value="0.61625" calcext:value-type="float">
            <text:p>0.6162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129" calcext:value-type="float">
            <text:p>0.000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.766" calcext:value-type="float">
            <text:p>12.766</text:p>
          </table:table-cell>
          <table:table-cell office:value-type="float" office:value="0.538395" calcext:value-type="float">
            <text:p>0.538395</text:p>
          </table:table-cell>
          <table:table-cell office:value-type="float" office:value="0.004292" calcext:value-type="float">
            <text:p>0.004292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0.000178" calcext:value-type="float">
            <text:p>0.000178</text:p>
          </table:table-cell>
          <table:table-cell office:value-type="string" calcext:value-type="string">
            <text:p><text:s text:c="2"/>SHVR</text:p>
          </table:table-cell>
          <table:table-cell office:value-type="float" office:value="7.982" calcext:value-type="float">
            <text:p>7.982</text:p>
          </table:table-cell>
          <table:table-cell office:value-type="float" office:value="0.427" calcext:value-type="float">
            <text:p>0.427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182" calcext:value-type="float">
            <text:p>0.000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9.614" calcext:value-type="float">
            <text:p>149.614</text:p>
          </table:table-cell>
          <table:table-cell office:value-type="float" office:value="5.3595" calcext:value-type="float">
            <text:p>5.359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00.883263" calcext:value-type="float">
            <text:p>100.883263</text:p>
          </table:table-cell>
          <table:table-cell office:value-type="float" office:value="3.294026" calcext:value-type="float">
            <text:p>3.29402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5.45675" calcext:value-type="float">
            <text:p>215.45675</text:p>
          </table:table-cell>
          <table:table-cell office:value-type="float" office:value="7.838" calcext:value-type="float">
            <text:p>7.83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24" calcext:value-type="float">
            <text:p>2.4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66.859278" calcext:value-type="float">
            <text:p>166.859278</text:p>
          </table:table-cell>
          <table:table-cell office:value-type="float" office:value="6.074833" calcext:value-type="float">
            <text:p>6.07483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9.201" calcext:value-type="float">
            <text:p>119.201</text:p>
          </table:table-cell>
          <table:table-cell office:value-type="float" office:value="8.511667" calcext:value-type="float">
            <text:p>8.511667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29" calcext:value-type="float">
            <text:p>2.9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07.709118" calcext:value-type="float">
            <text:p>107.709118</text:p>
          </table:table-cell>
          <table:table-cell office:value-type="float" office:value="8.0095" calcext:value-type="float">
            <text:p>8.009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66.38575" calcext:value-type="float">
            <text:p>166.38575</text:p>
          </table:table-cell>
          <table:table-cell office:value-type="float" office:value="8.552" calcext:value-type="float">
            <text:p>8.55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28" calcext:value-type="float">
            <text:p>2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49.195656" calcext:value-type="float">
            <text:p>149.195656</text:p>
          </table:table-cell>
          <table:table-cell office:value-type="float" office:value="7.995938" calcext:value-type="float">
            <text:p>7.99593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3.6059" calcext:value-type="float">
            <text:p>263.6059</text:p>
          </table:table-cell>
          <table:table-cell office:value-type="float" office:value="8.8081" calcext:value-type="float">
            <text:p>8.808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29" calcext:value-type="float">
            <text:p>2.9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36.603867" calcext:value-type="float">
            <text:p>236.603867</text:p>
          </table:table-cell>
          <table:table-cell office:value-type="float" office:value="7.818067" calcext:value-type="float">
            <text:p>7.818067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6.622417" calcext:value-type="float">
            <text:p>276.622417</text:p>
          </table:table-cell>
          <table:table-cell office:value-type="float" office:value="8.86375" calcext:value-type="float">
            <text:p>8.8637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41.711179" calcext:value-type="float">
            <text:p>241.711179</text:p>
          </table:table-cell>
          <table:table-cell office:value-type="float" office:value="7.841821" calcext:value-type="float">
            <text:p>7.84182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6.857357" calcext:value-type="float">
            <text:p>176.857357</text:p>
          </table:table-cell>
          <table:table-cell office:value-type="float" office:value="8.895643" calcext:value-type="float">
            <text:p>8.89564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32" calcext:value-type="float">
            <text:p>3.2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61.370846" calcext:value-type="float">
            <text:p>161.370846</text:p>
          </table:table-cell>
          <table:table-cell office:value-type="float" office:value="8.292" calcext:value-type="float">
            <text:p>8.29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2.958313" calcext:value-type="float">
            <text:p>242.958313</text:p>
          </table:table-cell>
          <table:table-cell office:value-type="float" office:value="8.947437" calcext:value-type="float">
            <text:p>8.94743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32" calcext:value-type="float">
            <text:p>3.2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10.450958" calcext:value-type="float">
            <text:p>210.450958</text:p>
          </table:table-cell>
          <table:table-cell office:value-type="float" office:value="8.050542" calcext:value-type="float">
            <text:p>8.05054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2.200944" calcext:value-type="float">
            <text:p>272.200944</text:p>
          </table:table-cell>
          <table:table-cell office:value-type="float" office:value="8.135833" calcext:value-type="float">
            <text:p>8.135833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32" calcext:value-type="float">
            <text:p>3.2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33.083909" calcext:value-type="float">
            <text:p>233.083909</text:p>
          </table:table-cell>
          <table:table-cell office:value-type="float" office:value="7.168682" calcext:value-type="float">
            <text:p>7.16868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1.11835" calcext:value-type="float">
            <text:p>121.11835</text:p>
          </table:table-cell>
          <table:table-cell office:value-type="float" office:value="5.02185" calcext:value-type="float">
            <text:p>5.0218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9" calcext:value-type="float">
            <text:p>4.9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13.58475" calcext:value-type="float">
            <text:p>113.58475</text:p>
          </table:table-cell>
          <table:table-cell office:value-type="float" office:value="4.6525" calcext:value-type="float">
            <text:p>4.652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5" calcext:value-type="float">
            <text:p>2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1.662318" calcext:value-type="float">
            <text:p>111.662318</text:p>
          </table:table-cell>
          <table:table-cell office:value-type="float" office:value="4.8725" calcext:value-type="float">
            <text:p>4.872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55" calcext:value-type="float">
            <text:p>5.5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04.890222" calcext:value-type="float">
            <text:p>104.890222</text:p>
          </table:table-cell>
          <table:table-cell office:value-type="float" office:value="4.562333" calcext:value-type="float">
            <text:p>4.56233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27" calcext:value-type="float">
            <text:p>2.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33.55625" calcext:value-type="float">
            <text:p>133.55625</text:p>
          </table:table-cell>
          <table:table-cell office:value-type="float" office:value="4.573833" calcext:value-type="float">
            <text:p>4.573833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67" calcext:value-type="float">
            <text:p>6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21.4215" calcext:value-type="float">
            <text:p>121.4215</text:p>
          </table:table-cell>
          <table:table-cell office:value-type="float" office:value="4.308687" calcext:value-type="float">
            <text:p>4.308687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1" calcext:value-type="float">
            <text:p>3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6.089231" calcext:value-type="float">
            <text:p>106.089231</text:p>
          </table:table-cell>
          <table:table-cell office:value-type="float" office:value="4.678846" calcext:value-type="float">
            <text:p>4.678846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76" calcext:value-type="float">
            <text:p>7.6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98.933929" calcext:value-type="float">
            <text:p>98.933929</text:p>
          </table:table-cell>
          <table:table-cell office:value-type="float" office:value="4.296286" calcext:value-type="float">
            <text:p>4.29628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2" calcext:value-type="float">
            <text:p>3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8.992714" calcext:value-type="float">
            <text:p>128.992714</text:p>
          </table:table-cell>
          <table:table-cell office:value-type="float" office:value="4.774357" calcext:value-type="float">
            <text:p>4.774357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66" calcext:value-type="float">
            <text:p>6.6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18.91625" calcext:value-type="float">
            <text:p>118.91625</text:p>
          </table:table-cell>
          <table:table-cell office:value-type="float" office:value="4.33925" calcext:value-type="float">
            <text:p>4.3392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31" calcext:value-type="float">
            <text:p>3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3.1344" calcext:value-type="float">
            <text:p>103.1344</text:p>
          </table:table-cell>
          <table:table-cell office:value-type="float" office:value="4.3427" calcext:value-type="float">
            <text:p>4.3427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8" calcext:value-type="float">
            <text:p>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91.8931" calcext:value-type="float">
            <text:p>91.8931</text:p>
          </table:table-cell>
          <table:table-cell office:value-type="float" office:value="4.1069" calcext:value-type="float">
            <text:p>4.1069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35" calcext:value-type="float">
            <text:p>3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2.370031" calcext:value-type="float">
            <text:p>102.370031</text:p>
          </table:table-cell>
          <table:table-cell office:value-type="float" office:value="4.346375" calcext:value-type="float">
            <text:p>4.346375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88" calcext:value-type="float">
            <text:p>8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93.52275" calcext:value-type="float">
            <text:p>93.52275</text:p>
          </table:table-cell>
          <table:table-cell office:value-type="float" office:value="4.038875" calcext:value-type="float">
            <text:p>4.03887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37" calcext:value-type="float">
            <text:p>3.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8.632235" calcext:value-type="float">
            <text:p>118.632235</text:p>
          </table:table-cell>
          <table:table-cell office:value-type="float" office:value="4.314941" calcext:value-type="float">
            <text:p>4.31494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91" calcext:value-type="float">
            <text:p>9.1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05.711333" calcext:value-type="float">
            <text:p>105.711333</text:p>
          </table:table-cell>
          <table:table-cell office:value-type="float" office:value="3.757667" calcext:value-type="float">
            <text:p>3.75766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41" calcext:value-type="float">
            <text:p>4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3.918694" calcext:value-type="float">
            <text:p>113.918694</text:p>
          </table:table-cell>
          <table:table-cell office:value-type="float" office:value="4.074028" calcext:value-type="float">
            <text:p>4.074028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88" calcext:value-type="float">
            <text:p>8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97.222" calcext:value-type="float">
            <text:p>97.222</text:p>
          </table:table-cell>
          <table:table-cell office:value-type="float" office:value="3.377" calcext:value-type="float">
            <text:p>3.37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46" calcext:value-type="float">
            <text:p>4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90.639132" calcext:value-type="float">
            <text:p>90.639132</text:p>
          </table:table-cell>
          <table:table-cell office:value-type="float" office:value="3.239974" calcext:value-type="float">
            <text:p>3.23997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83" calcext:value-type="float">
            <text:p>8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63.9265" calcext:value-type="float">
            <text:p>63.9265</text:p>
          </table:table-cell>
          <table:table-cell office:value-type="float" office:value="2.435" calcext:value-type="float">
            <text:p>2.43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44" calcext:value-type="float">
            <text:p>4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2.370895" calcext:value-type="float">
            <text:p>92.370895</text:p>
          </table:table-cell>
          <table:table-cell office:value-type="float" office:value="9.021579" calcext:value-type="float">
            <text:p>9.021579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8.021" calcext:value-type="float">
            <text:p>78.021</text:p>
          </table:table-cell>
          <table:table-cell office:value-type="float" office:value="2.8895" calcext:value-type="float">
            <text:p>2.889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29" calcext:value-type="float">
            <text:p>2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74.003083" calcext:value-type="float">
            <text:p>74.003083</text:p>
          </table:table-cell>
          <table:table-cell office:value-type="float" office:value="9.053056" calcext:value-type="float">
            <text:p>9.05305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2.577" calcext:value-type="float">
            <text:p>62.577</text:p>
          </table:table-cell>
          <table:table-cell office:value-type="float" office:value="2.4395" calcext:value-type="float">
            <text:p>2.439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26" calcext:value-type="float">
            <text:p>2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0.266294" calcext:value-type="float">
            <text:p>110.266294</text:p>
          </table:table-cell>
          <table:table-cell office:value-type="float" office:value="8.414529" calcext:value-type="float">
            <text:p>8.41452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02.012667" calcext:value-type="float">
            <text:p>102.012667</text:p>
          </table:table-cell>
          <table:table-cell office:value-type="float" office:value="3.1085" calcext:value-type="float">
            <text:p>3.108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29" calcext:value-type="float">
            <text:p>2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3.606688" calcext:value-type="float">
            <text:p>103.606688</text:p>
          </table:table-cell>
          <table:table-cell office:value-type="float" office:value="8.700625" calcext:value-type="float">
            <text:p>8.70062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89.698625" calcext:value-type="float">
            <text:p>89.698625</text:p>
          </table:table-cell>
          <table:table-cell office:value-type="float" office:value="3.164125" calcext:value-type="float">
            <text:p>3.16412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21" calcext:value-type="float">
            <text:p>2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0.401467" calcext:value-type="float">
            <text:p>100.401467</text:p>
          </table:table-cell>
          <table:table-cell office:value-type="float" office:value="8.607733" calcext:value-type="float">
            <text:p>8.60773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83.6284" calcext:value-type="float">
            <text:p>83.6284</text:p>
          </table:table-cell>
          <table:table-cell office:value-type="float" office:value="2.7622" calcext:value-type="float">
            <text:p>2.762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2" calcext:value-type="float">
            <text:p>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4.546" calcext:value-type="float">
            <text:p>114.546</text:p>
          </table:table-cell>
          <table:table-cell office:value-type="float" office:value="8.524679" calcext:value-type="float">
            <text:p>8.52467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99.614833" calcext:value-type="float">
            <text:p>99.614833</text:p>
          </table:table-cell>
          <table:table-cell office:value-type="float" office:value="2.9895" calcext:value-type="float">
            <text:p>2.989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9" calcext:value-type="float">
            <text:p>1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4.261269" calcext:value-type="float">
            <text:p>104.261269</text:p>
          </table:table-cell>
          <table:table-cell office:value-type="float" office:value="8.518885" calcext:value-type="float">
            <text:p>8.51888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85.895643" calcext:value-type="float">
            <text:p>85.895643</text:p>
          </table:table-cell>
          <table:table-cell office:value-type="float" office:value="2.666357" calcext:value-type="float">
            <text:p>2.666357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7" calcext:value-type="float">
            <text:p>1.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88.211667" calcext:value-type="float">
            <text:p>88.211667</text:p>
          </table:table-cell>
          <table:table-cell office:value-type="float" office:value="8.396792" calcext:value-type="float">
            <text:p>8.39679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2.467813" calcext:value-type="float">
            <text:p>62.467813</text:p>
          </table:table-cell>
          <table:table-cell office:value-type="float" office:value="2.447938" calcext:value-type="float">
            <text:p>2.447938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6" calcext:value-type="float">
            <text:p>1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6.030409" calcext:value-type="float">
            <text:p>96.030409</text:p>
          </table:table-cell>
          <table:table-cell office:value-type="float" office:value="8.328182" calcext:value-type="float">
            <text:p>8.32818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8.630167" calcext:value-type="float">
            <text:p>68.630167</text:p>
          </table:table-cell>
          <table:table-cell office:value-type="float" office:value="2.548" calcext:value-type="float">
            <text:p>2.548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5" calcext:value-type="float">
            <text:p>1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4.8229" calcext:value-type="float">
            <text:p>124.8229</text:p>
          </table:table-cell>
          <table:table-cell office:value-type="float" office:value="8.2316" calcext:value-type="float">
            <text:p>8.231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98.54425" calcext:value-type="float">
            <text:p>98.54425</text:p>
          </table:table-cell>
          <table:table-cell office:value-type="float" office:value="2.86495" calcext:value-type="float">
            <text:p>2.8649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6" calcext:value-type="float">
            <text:p>1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3.793722" calcext:value-type="float">
            <text:p>93.793722</text:p>
          </table:table-cell>
          <table:table-cell office:value-type="float" office:value="8.114389" calcext:value-type="float">
            <text:p>8.11438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3.778455" calcext:value-type="float">
            <text:p>63.778455</text:p>
          </table:table-cell>
          <table:table-cell office:value-type="float" office:value="2.391591" calcext:value-type="float">
            <text:p>2.391591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6.830625" calcext:value-type="float">
            <text:p>96.830625</text:p>
          </table:table-cell>
          <table:table-cell office:value-type="float" office:value="8.19625" calcext:value-type="float">
            <text:p>8.1962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1.775792" calcext:value-type="float">
            <text:p>61.775792</text:p>
          </table:table-cell>
          <table:table-cell office:value-type="float" office:value="2.301958" calcext:value-type="float">
            <text:p>2.30195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5.069143" calcext:value-type="float">
            <text:p>125.069143</text:p>
          </table:table-cell>
          <table:table-cell office:value-type="float" office:value="7.941429" calcext:value-type="float">
            <text:p>7.94142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93.323308" calcext:value-type="float">
            <text:p>93.323308</text:p>
          </table:table-cell>
          <table:table-cell office:value-type="float" office:value="2.690154" calcext:value-type="float">
            <text:p>2.690154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4.41725" calcext:value-type="float">
            <text:p>104.41725</text:p>
          </table:table-cell>
          <table:table-cell office:value-type="float" office:value="8.156667" calcext:value-type="float">
            <text:p>8.15666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7.070679" calcext:value-type="float">
            <text:p>67.070679</text:p>
          </table:table-cell>
          <table:table-cell office:value-type="float" office:value="2.270571" calcext:value-type="float">
            <text:p>2.27057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9.4424" calcext:value-type="float">
            <text:p>109.4424</text:p>
          </table:table-cell>
          <table:table-cell office:value-type="float" office:value="7.9666" calcext:value-type="float">
            <text:p>7.966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9.661333" calcext:value-type="float">
            <text:p>69.661333</text:p>
          </table:table-cell>
          <table:table-cell office:value-type="float" office:value="2.2805" calcext:value-type="float">
            <text:p>2.28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2" calcext:value-type="float">
            <text:p>1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3.410375" calcext:value-type="float">
            <text:p>123.410375</text:p>
          </table:table-cell>
          <table:table-cell office:value-type="float" office:value="7.776375" calcext:value-type="float">
            <text:p>7.77637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83.287281" calcext:value-type="float">
            <text:p>83.287281</text:p>
          </table:table-cell>
          <table:table-cell office:value-type="float" office:value="2.363906" calcext:value-type="float">
            <text:p>2.3639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2" calcext:value-type="float">
            <text:p>1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2.482833" calcext:value-type="float">
            <text:p>112.482833</text:p>
          </table:table-cell>
          <table:table-cell office:value-type="float" office:value="7.7065" calcext:value-type="float">
            <text:p>7.706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3.494647" calcext:value-type="float">
            <text:p>63.494647</text:p>
          </table:table-cell>
          <table:table-cell office:value-type="float" office:value="2.117971" calcext:value-type="float">
            <text:p>2.11797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1" calcext:value-type="float">
            <text:p>1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5.8435" calcext:value-type="float">
            <text:p>135.8435</text:p>
          </table:table-cell>
          <table:table-cell office:value-type="float" office:value="7.41975" calcext:value-type="float">
            <text:p>7.4197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86.964611" calcext:value-type="float">
            <text:p>86.964611</text:p>
          </table:table-cell>
          <table:table-cell office:value-type="float" office:value="2.386028" calcext:value-type="float">
            <text:p>2.386028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1" calcext:value-type="float">
            <text:p>1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7.7825" calcext:value-type="float">
            <text:p>137.7825</text:p>
          </table:table-cell>
          <table:table-cell office:value-type="float" office:value="7.1485" calcext:value-type="float">
            <text:p>7.148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8.453132" calcext:value-type="float">
            <text:p>78.453132</text:p>
          </table:table-cell>
          <table:table-cell office:value-type="float" office:value="2.215447" calcext:value-type="float">
            <text:p>2.215447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" calcext:value-type="float">
            <text:p>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3.920605" calcext:value-type="float">
            <text:p>123.920605</text:p>
          </table:table-cell>
          <table:table-cell office:value-type="float" office:value="11.241947" calcext:value-type="float">
            <text:p>11.241947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38.55" calcext:value-type="float">
            <text:p>138.55</text:p>
          </table:table-cell>
          <table:table-cell office:value-type="float" office:value="6.0085" calcext:value-type="float">
            <text:p>6.008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34" calcext:value-type="float">
            <text:p>3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53.28875" calcext:value-type="float">
            <text:p>153.28875</text:p>
          </table:table-cell>
          <table:table-cell office:value-type="float" office:value="11.107611" calcext:value-type="float">
            <text:p>11.10761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75.39475" calcext:value-type="float">
            <text:p>175.39475</text:p>
          </table:table-cell>
          <table:table-cell office:value-type="float" office:value="6.3835" calcext:value-type="float">
            <text:p>6.383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2" calcext:value-type="float">
            <text:p>3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56.788618" calcext:value-type="float">
            <text:p>156.788618</text:p>
          </table:table-cell>
          <table:table-cell office:value-type="float" office:value="10.839794" calcext:value-type="float">
            <text:p>10.839794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72.955" calcext:value-type="float">
            <text:p>172.955</text:p>
          </table:table-cell>
          <table:table-cell office:value-type="float" office:value="6.256167" calcext:value-type="float">
            <text:p>6.25616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49.157656" calcext:value-type="float">
            <text:p>149.157656</text:p>
          </table:table-cell>
          <table:table-cell office:value-type="float" office:value="10.754656" calcext:value-type="float">
            <text:p>10.75465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56.40325" calcext:value-type="float">
            <text:p>156.40325</text:p>
          </table:table-cell>
          <table:table-cell office:value-type="float" office:value="6.041625" calcext:value-type="float">
            <text:p>6.04162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9" calcext:value-type="float">
            <text:p>2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8.905267" calcext:value-type="float">
            <text:p>168.905267</text:p>
          </table:table-cell>
          <table:table-cell office:value-type="float" office:value="10.486267" calcext:value-type="float">
            <text:p>10.48626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63.5347" calcext:value-type="float">
            <text:p>163.5347</text:p>
          </table:table-cell>
          <table:table-cell office:value-type="float" office:value="5.839" calcext:value-type="float">
            <text:p>5.83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7" calcext:value-type="float">
            <text:p>2.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41.985571" calcext:value-type="float">
            <text:p>141.985571</text:p>
          </table:table-cell>
          <table:table-cell office:value-type="float" office:value="10.291964" calcext:value-type="float">
            <text:p>10.29196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35.585833" calcext:value-type="float">
            <text:p>135.585833</text:p>
          </table:table-cell>
          <table:table-cell office:value-type="float" office:value="5.740917" calcext:value-type="float">
            <text:p>5.74091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6" calcext:value-type="float">
            <text:p>2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8.322115" calcext:value-type="float">
            <text:p>118.322115</text:p>
          </table:table-cell>
          <table:table-cell office:value-type="float" office:value="10.092731" calcext:value-type="float">
            <text:p>10.09273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05.513643" calcext:value-type="float">
            <text:p>105.513643</text:p>
          </table:table-cell>
          <table:table-cell office:value-type="float" office:value="5.154643" calcext:value-type="float">
            <text:p>5.154643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5" calcext:value-type="float">
            <text:p>2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47.728542" calcext:value-type="float">
            <text:p>147.728542</text:p>
          </table:table-cell>
          <table:table-cell office:value-type="float" office:value="9.849083" calcext:value-type="float">
            <text:p>9.849083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28.067875" calcext:value-type="float">
            <text:p>128.067875</text:p>
          </table:table-cell>
          <table:table-cell office:value-type="float" office:value="5.320625" calcext:value-type="float">
            <text:p>5.32062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4" calcext:value-type="float">
            <text:p>2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4.409" calcext:value-type="float">
            <text:p>164.409</text:p>
          </table:table-cell>
          <table:table-cell office:value-type="float" office:value="9.755864" calcext:value-type="float">
            <text:p>9.755864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30.572389" calcext:value-type="float">
            <text:p>130.572389</text:p>
          </table:table-cell>
          <table:table-cell office:value-type="float" office:value="5.059722" calcext:value-type="float">
            <text:p>5.05972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3" calcext:value-type="float">
            <text:p>2.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5.3148" calcext:value-type="float">
            <text:p>175.3148</text:p>
          </table:table-cell>
          <table:table-cell office:value-type="float" office:value="9.4448" calcext:value-type="float">
            <text:p>9.444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32.276" calcext:value-type="float">
            <text:p>132.276</text:p>
          </table:table-cell>
          <table:table-cell office:value-type="float" office:value="4.8637" calcext:value-type="float">
            <text:p>4.8637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2" calcext:value-type="float">
            <text:p>2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5.691944" calcext:value-type="float">
            <text:p>175.691944</text:p>
          </table:table-cell>
          <table:table-cell office:value-type="float" office:value="9.2845" calcext:value-type="float">
            <text:p>9.284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26.277318" calcext:value-type="float">
            <text:p>126.277318</text:p>
          </table:table-cell>
          <table:table-cell office:value-type="float" office:value="4.648955" calcext:value-type="float">
            <text:p>4.64895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1" calcext:value-type="float">
            <text:p>2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1.2255" calcext:value-type="float">
            <text:p>131.2255</text:p>
          </table:table-cell>
          <table:table-cell office:value-type="float" office:value="8.59575" calcext:value-type="float">
            <text:p>8.5957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7.990958" calcext:value-type="float">
            <text:p>87.990958</text:p>
          </table:table-cell>
          <table:table-cell office:value-type="float" office:value="3.945208" calcext:value-type="float">
            <text:p>3.945208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2" calcext:value-type="float">
            <text:p>2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4.348571" calcext:value-type="float">
            <text:p>124.348571</text:p>
          </table:table-cell>
          <table:table-cell office:value-type="float" office:value="5.6895" calcext:value-type="float">
            <text:p>5.689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6.017808" calcext:value-type="float">
            <text:p>86.017808</text:p>
          </table:table-cell>
          <table:table-cell office:value-type="float" office:value="2.854538" calcext:value-type="float">
            <text:p>2.85453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6" calcext:value-type="float">
            <text:p>2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6.680417" calcext:value-type="float">
            <text:p>116.680417</text:p>
          </table:table-cell>
          <table:table-cell office:value-type="float" office:value="5.691167" calcext:value-type="float">
            <text:p>5.691167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74.458107" calcext:value-type="float">
            <text:p>74.458107</text:p>
          </table:table-cell>
          <table:table-cell office:value-type="float" office:value="2.685964" calcext:value-type="float">
            <text:p>2.685964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4" calcext:value-type="float">
            <text:p>2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0.4968" calcext:value-type="float">
            <text:p>160.4968</text:p>
          </table:table-cell>
          <table:table-cell office:value-type="float" office:value="5.6475" calcext:value-type="float">
            <text:p>5.647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1.8571" calcext:value-type="float">
            <text:p>91.8571</text:p>
          </table:table-cell>
          <table:table-cell office:value-type="float" office:value="2.558833" calcext:value-type="float">
            <text:p>2.558833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2" calcext:value-type="float">
            <text:p>2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6.65375" calcext:value-type="float">
            <text:p>136.65375</text:p>
          </table:table-cell>
          <table:table-cell office:value-type="float" office:value="5.82275" calcext:value-type="float">
            <text:p>5.8227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73.680375" calcext:value-type="float">
            <text:p>73.680375</text:p>
          </table:table-cell>
          <table:table-cell office:value-type="float" office:value="2.288312" calcext:value-type="float">
            <text:p>2.288312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9" calcext:value-type="float">
            <text:p>1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88.35" calcext:value-type="float">
            <text:p>88.35</text:p>
          </table:table-cell>
          <table:table-cell office:value-type="float" office:value="5.827333" calcext:value-type="float">
            <text:p>5.82733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40.008235" calcext:value-type="float">
            <text:p>40.008235</text:p>
          </table:table-cell>
          <table:table-cell office:value-type="float" office:value="1.707882" calcext:value-type="float">
            <text:p>1.707882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1.8725" calcext:value-type="float">
            <text:p>131.8725</text:p>
          </table:table-cell>
          <table:table-cell office:value-type="float" office:value="5.6595" calcext:value-type="float">
            <text:p>5.659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2.314111" calcext:value-type="float">
            <text:p>62.314111</text:p>
          </table:table-cell>
          <table:table-cell office:value-type="float" office:value="1.97525" calcext:value-type="float">
            <text:p>1.9752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2.119" calcext:value-type="float">
            <text:p>102.119</text:p>
          </table:table-cell>
          <table:table-cell office:value-type="float" office:value="5.6665" calcext:value-type="float">
            <text:p>5.666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40.727158" calcext:value-type="float">
            <text:p>40.727158</text:p>
          </table:table-cell>
          <table:table-cell office:value-type="float" office:value="1.566079" calcext:value-type="float">
            <text:p>1.566079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76.9425" calcext:value-type="float">
            <text:p>276.9425</text:p>
          </table:table-cell>
          <table:table-cell office:value-type="float" office:value="7.022" calcext:value-type="float">
            <text:p>7.022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0022" calcext:value-type="float">
            <text:p>2.2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71.823842" calcext:value-type="float">
            <text:p>171.823842</text:p>
          </table:table-cell>
          <table:table-cell office:value-type="float" office:value="11.217079" calcext:value-type="float">
            <text:p>11.21707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1.3385" calcext:value-type="float">
            <text:p>161.3385</text:p>
          </table:table-cell>
          <table:table-cell office:value-type="float" office:value="5.79775" calcext:value-type="float">
            <text:p>5.79775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13.687972" calcext:value-type="float">
            <text:p>113.687972</text:p>
          </table:table-cell>
          <table:table-cell office:value-type="float" office:value="10.930528" calcext:value-type="float">
            <text:p>10.93052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7.365" calcext:value-type="float">
            <text:p>217.365</text:p>
          </table:table-cell>
          <table:table-cell office:value-type="float" office:value="5.842" calcext:value-type="float">
            <text:p>5.842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60.817412" calcext:value-type="float">
            <text:p>160.817412</text:p>
          </table:table-cell>
          <table:table-cell office:value-type="float" office:value="10.491059" calcext:value-type="float">
            <text:p>10.49105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8.0305" calcext:value-type="float">
            <text:p>148.0305</text:p>
          </table:table-cell>
          <table:table-cell office:value-type="float" office:value="5.4075" calcext:value-type="float">
            <text:p>5.4075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10.825656" calcext:value-type="float">
            <text:p>110.825656</text:p>
          </table:table-cell>
          <table:table-cell office:value-type="float" office:value="10.277938" calcext:value-type="float">
            <text:p>10.277938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1.8951" calcext:value-type="float">
            <text:p>201.8951</text:p>
          </table:table-cell>
          <table:table-cell office:value-type="float" office:value="5.4804" calcext:value-type="float">
            <text:p>5.4804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55.665767" calcext:value-type="float">
            <text:p>155.665767</text:p>
          </table:table-cell>
          <table:table-cell office:value-type="float" office:value="10.175067" calcext:value-type="float">
            <text:p>10.17506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0.844667" calcext:value-type="float">
            <text:p>160.844667</text:p>
          </table:table-cell>
          <table:table-cell office:value-type="float" office:value="4.65225" calcext:value-type="float">
            <text:p>4.65225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.000106" calcext:value-type="float">
            <text:p>0.000106</text:p>
          </table:table-cell>
          <table:table-cell office:value-type="string" calcext:value-type="string">
            <text:p><text:s text:c="2"/>GVWY</text:p>
          </table:table-cell>
          <table:table-cell office:value-type="float" office:value="123.424964" calcext:value-type="float">
            <text:p>123.424964</text:p>
          </table:table-cell>
          <table:table-cell office:value-type="float" office:value="8.360643" calcext:value-type="float">
            <text:p>8.36064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8" calcext:value-type="float">
            <text:p>4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56.731929" calcext:value-type="float">
            <text:p>56.731929</text:p>
          </table:table-cell>
          <table:table-cell office:value-type="float" office:value="2.178214" calcext:value-type="float">
            <text:p>2.178214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00326" calcext:value-type="float">
            <text:p>0.000326</text:p>
          </table:table-cell>
          <table:table-cell office:value-type="string" calcext:value-type="string">
            <text:p><text:s text:c="2"/>GVWY</text:p>
          </table:table-cell>
          <table:table-cell office:value-type="float" office:value="50.601154" calcext:value-type="float">
            <text:p>50.601154</text:p>
          </table:table-cell>
          <table:table-cell office:value-type="float" office:value="3.806923" calcext:value-type="float">
            <text:p>3.806923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149" calcext:value-type="float">
            <text:p>0.000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53.666875" calcext:value-type="float">
            <text:p>53.666875</text:p>
          </table:table-cell>
          <table:table-cell office:value-type="float" office:value="1.939062" calcext:value-type="float">
            <text:p>1.939062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216" calcext:value-type="float">
            <text:p>0.003216</text:p>
          </table:table-cell>
          <table:table-cell office:value-type="float" office:value="0.000311" calcext:value-type="float">
            <text:p>0.000311</text:p>
          </table:table-cell>
          <table:table-cell office:value-type="string" calcext:value-type="string">
            <text:p><text:s text:c="2"/>GVWY</text:p>
          </table:table-cell>
          <table:table-cell office:value-type="float" office:value="53.670792" calcext:value-type="float">
            <text:p>53.670792</text:p>
          </table:table-cell>
          <table:table-cell office:value-type="float" office:value="3.582083" calcext:value-type="float">
            <text:p>3.582083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152" calcext:value-type="float">
            <text:p>0.000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41.331333" calcext:value-type="float">
            <text:p>41.331333</text:p>
          </table:table-cell>
          <table:table-cell office:value-type="float" office:value="1.648333" calcext:value-type="float">
            <text:p>1.648333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417" calcext:value-type="float">
            <text:p>0.003417</text:p>
          </table:table-cell>
          <table:table-cell office:value-type="float" office:value="0.000289" calcext:value-type="float">
            <text:p>0.000289</text:p>
          </table:table-cell>
          <table:table-cell office:value-type="string" calcext:value-type="string">
            <text:p><text:s text:c="2"/>GVWY</text:p>
          </table:table-cell>
          <table:table-cell office:value-type="float" office:value="46.167364" calcext:value-type="float">
            <text:p>46.167364</text:p>
          </table:table-cell>
          <table:table-cell office:value-type="float" office:value="3.298636" calcext:value-type="float">
            <text:p>3.298636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156" calcext:value-type="float">
            <text:p>0.000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0.8967" calcext:value-type="float">
            <text:p>30.8967</text:p>
          </table:table-cell>
          <table:table-cell office:value-type="float" office:value="1.2924" calcext:value-type="float">
            <text:p>1.2924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0289" calcext:value-type="float">
            <text:p>0.000289</text:p>
          </table:table-cell>
          <table:table-cell office:value-type="string" calcext:value-type="string">
            <text:p><text:s text:c="2"/>GVWY</text:p>
          </table:table-cell>
          <table:table-cell office:value-type="float" office:value="41.2122" calcext:value-type="float">
            <text:p>41.2122</text:p>
          </table:table-cell>
          <table:table-cell office:value-type="float" office:value="2.81395" calcext:value-type="float">
            <text:p>2.81395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148" calcext:value-type="float">
            <text:p>0.000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5.315682" calcext:value-type="float">
            <text:p>35.315682</text:p>
          </table:table-cell>
          <table:table-cell office:value-type="float" office:value="1.321773" calcext:value-type="float">
            <text:p>1.321773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00273" calcext:value-type="float">
            <text:p>0.000273</text:p>
          </table:table-cell>
          <table:table-cell office:value-type="string" calcext:value-type="string">
            <text:p><text:s text:c="2"/>GVWY</text:p>
          </table:table-cell>
          <table:table-cell office:value-type="float" office:value="50.524611" calcext:value-type="float">
            <text:p>50.524611</text:p>
          </table:table-cell>
          <table:table-cell office:value-type="float" office:value="3.040556" calcext:value-type="float">
            <text:p>3.040556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149" calcext:value-type="float">
            <text:p>0.000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2.35025" calcext:value-type="float">
            <text:p>32.35025</text:p>
          </table:table-cell>
          <table:table-cell office:value-type="float" office:value="1.205" calcext:value-type="float">
            <text:p>1.205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289" calcext:value-type="float">
            <text:p>0.003289</text:p>
          </table:table-cell>
          <table:table-cell office:value-type="float" office:value="0.00025" calcext:value-type="float">
            <text:p>0.00025</text:p>
          </table:table-cell>
          <table:table-cell office:value-type="string" calcext:value-type="string">
            <text:p><text:s text:c="2"/>GVWY</text:p>
          </table:table-cell>
          <table:table-cell office:value-type="float" office:value="49.178063" calcext:value-type="float">
            <text:p>49.178063</text:p>
          </table:table-cell>
          <table:table-cell office:value-type="float" office:value="2.825375" calcext:value-type="float">
            <text:p>2.82537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138" calcext:value-type="float">
            <text:p>0.000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1.946962" calcext:value-type="float">
            <text:p>31.946962</text:p>
          </table:table-cell>
          <table:table-cell office:value-type="float" office:value="1.082769" calcext:value-type="float">
            <text:p>1.082769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0245" calcext:value-type="float">
            <text:p>0.000245</text:p>
          </table:table-cell>
          <table:table-cell office:value-type="string" calcext:value-type="string">
            <text:p><text:s text:c="2"/>GVWY</text:p>
          </table:table-cell>
          <table:table-cell office:value-type="float" office:value="56.727714" calcext:value-type="float">
            <text:p>56.727714</text:p>
          </table:table-cell>
          <table:table-cell office:value-type="float" office:value="2.682143" calcext:value-type="float">
            <text:p>2.682143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121" calcext:value-type="float">
            <text:p>0.000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5.271714" calcext:value-type="float">
            <text:p>25.271714</text:p>
          </table:table-cell>
          <table:table-cell office:value-type="float" office:value="0.984321" calcext:value-type="float">
            <text:p>0.984321</text:p>
          </table:table-cell>
          <table:table-cell office:value-type="float" office:value="0.003164" calcext:value-type="float">
            <text:p>0.003164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023" calcext:value-type="float">
            <text:p>0.00023</text:p>
          </table:table-cell>
          <table:table-cell office:value-type="string" calcext:value-type="string">
            <text:p><text:s text:c="2"/>GVWY</text:p>
          </table:table-cell>
          <table:table-cell office:value-type="float" office:value="45.435333" calcext:value-type="float">
            <text:p>45.435333</text:p>
          </table:table-cell>
          <table:table-cell office:value-type="float" office:value="2.689167" calcext:value-type="float">
            <text:p>2.689167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129" calcext:value-type="float">
            <text:p>0.000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.738967" calcext:value-type="float">
            <text:p>22.738967</text:p>
          </table:table-cell>
          <table:table-cell office:value-type="float" office:value="0.9805" calcext:value-type="float">
            <text:p>0.9805</text:p>
          </table:table-cell>
          <table:table-cell office:value-type="float" office:value="0.004319" calcext:value-type="float">
            <text:p>0.004319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0358" calcext:value-type="float">
            <text:p>0.000358</text:p>
          </table:table-cell>
          <table:table-cell office:value-type="string" calcext:value-type="string">
            <text:p><text:s text:c="2"/>GVWY</text:p>
          </table:table-cell>
          <table:table-cell office:value-type="float" office:value="39.5417" calcext:value-type="float">
            <text:p>39.5417</text:p>
          </table:table-cell>
          <table:table-cell office:value-type="float" office:value="2.2906" calcext:value-type="float">
            <text:p>2.2906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243" calcext:value-type="float">
            <text:p>0.000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.746875" calcext:value-type="float">
            <text:p>17.746875</text:p>
          </table:table-cell>
          <table:table-cell office:value-type="float" office:value="0.878437" calcext:value-type="float">
            <text:p>0.878437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0226" calcext:value-type="float">
            <text:p>0.000226</text:p>
          </table:table-cell>
          <table:table-cell office:value-type="string" calcext:value-type="string">
            <text:p><text:s text:c="2"/>GVWY</text:p>
          </table:table-cell>
          <table:table-cell office:value-type="float" office:value="32.923625" calcext:value-type="float">
            <text:p>32.923625</text:p>
          </table:table-cell>
          <table:table-cell office:value-type="float" office:value="2.09075" calcext:value-type="float">
            <text:p>2.0907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122" calcext:value-type="float">
            <text:p>0.000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.055206" calcext:value-type="float">
            <text:p>17.055206</text:p>
          </table:table-cell>
          <table:table-cell office:value-type="float" office:value="0.851941" calcext:value-type="float">
            <text:p>0.851941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3263" calcext:value-type="float">
            <text:p>0.003263</text:p>
          </table:table-cell>
          <table:table-cell office:value-type="float" office:value="0.000213" calcext:value-type="float">
            <text:p>0.000213</text:p>
          </table:table-cell>
          <table:table-cell office:value-type="string" calcext:value-type="string">
            <text:p><text:s text:c="2"/>GVWY</text:p>
          </table:table-cell>
          <table:table-cell office:value-type="float" office:value="35.0805" calcext:value-type="float">
            <text:p>35.0805</text:p>
          </table:table-cell>
          <table:table-cell office:value-type="float" office:value="2.086167" calcext:value-type="float">
            <text:p>2.08616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117" calcext:value-type="float">
            <text:p>0.000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.539583" calcext:value-type="float">
            <text:p>16.539583</text:p>
          </table:table-cell>
          <table:table-cell office:value-type="float" office:value="0.788583" calcext:value-type="float">
            <text:p>0.788583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0202" calcext:value-type="float">
            <text:p>0.000202</text:p>
          </table:table-cell>
          <table:table-cell office:value-type="string" calcext:value-type="string">
            <text:p><text:s text:c="2"/>GVWY</text:p>
          </table:table-cell>
          <table:table-cell office:value-type="float" office:value="33.7125" calcext:value-type="float">
            <text:p>33.7125</text:p>
          </table:table-cell>
          <table:table-cell office:value-type="float" office:value="1.857" calcext:value-type="float">
            <text:p>1.857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11" calcext:value-type="float">
            <text:p>0.00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.088263" calcext:value-type="float">
            <text:p>22.088263</text:p>
          </table:table-cell>
          <table:table-cell office:value-type="float" office:value="0.781289" calcext:value-type="float">
            <text:p>0.781289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0206" calcext:value-type="float">
            <text:p>0.000206</text:p>
          </table:table-cell>
          <table:table-cell office:value-type="string" calcext:value-type="string">
            <text:p><text:s text:c="2"/>GVWY</text:p>
          </table:table-cell>
          <table:table-cell office:value-type="float" office:value="52.2755" calcext:value-type="float">
            <text:p>52.2755</text:p>
          </table:table-cell>
          <table:table-cell office:value-type="float" office:value="1.8115" calcext:value-type="float">
            <text:p>1.8115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133" calcext:value-type="float">
            <text:p>0.000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68.158" calcext:value-type="float">
            <text:p>168.158</text:p>
          </table:table-cell>
          <table:table-cell office:value-type="float" office:value="6.2515" calcext:value-type="float">
            <text:p>6.251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62" calcext:value-type="float">
            <text:p>0.00062</text:p>
          </table:table-cell>
          <table:table-cell office:value-type="string" calcext:value-type="string">
            <text:p><text:s text:c="2"/>GVWY</text:p>
          </table:table-cell>
          <table:table-cell office:value-type="float" office:value="110.675105" calcext:value-type="float">
            <text:p>110.675105</text:p>
          </table:table-cell>
          <table:table-cell office:value-type="float" office:value="7.872316" calcext:value-type="float">
            <text:p>7.87231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9" calcext:value-type="float">
            <text:p>1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8.83475" calcext:value-type="float">
            <text:p>118.83475</text:p>
          </table:table-cell>
          <table:table-cell office:value-type="float" office:value="5.91475" calcext:value-type="float">
            <text:p>5.91475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869" calcext:value-type="float">
            <text:p>0.000869</text:p>
          </table:table-cell>
          <table:table-cell office:value-type="string" calcext:value-type="string">
            <text:p><text:s text:c="2"/>GVWY</text:p>
          </table:table-cell>
          <table:table-cell office:value-type="float" office:value="81.119944" calcext:value-type="float">
            <text:p>81.119944</text:p>
          </table:table-cell>
          <table:table-cell office:value-type="float" office:value="7.310389" calcext:value-type="float">
            <text:p>7.310389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2" calcext:value-type="float">
            <text:p>3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9.015833" calcext:value-type="float">
            <text:p>109.015833</text:p>
          </table:table-cell>
          <table:table-cell office:value-type="float" office:value="5.553833" calcext:value-type="float">
            <text:p>5.553833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826" calcext:value-type="float">
            <text:p>0.000826</text:p>
          </table:table-cell>
          <table:table-cell office:value-type="string" calcext:value-type="string">
            <text:p><text:s text:c="2"/>GVWY</text:p>
          </table:table-cell>
          <table:table-cell office:value-type="float" office:value="75.578059" calcext:value-type="float">
            <text:p>75.578059</text:p>
          </table:table-cell>
          <table:table-cell office:value-type="float" office:value="7.101147" calcext:value-type="float">
            <text:p>7.10114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41" calcext:value-type="float">
            <text:p>4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9.80025" calcext:value-type="float">
            <text:p>109.80025</text:p>
          </table:table-cell>
          <table:table-cell office:value-type="float" office:value="5.398625" calcext:value-type="float">
            <text:p>5.398625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716" calcext:value-type="float">
            <text:p>0.000716</text:p>
          </table:table-cell>
          <table:table-cell office:value-type="string" calcext:value-type="string">
            <text:p><text:s text:c="2"/>GVWY</text:p>
          </table:table-cell>
          <table:table-cell office:value-type="float" office:value="76.181875" calcext:value-type="float">
            <text:p>76.181875</text:p>
          </table:table-cell>
          <table:table-cell office:value-type="float" office:value="6.954344" calcext:value-type="float">
            <text:p>6.95434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45" calcext:value-type="float">
            <text:p>4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63.3373" calcext:value-type="float">
            <text:p>163.3373</text:p>
          </table:table-cell>
          <table:table-cell office:value-type="float" office:value="5.2421" calcext:value-type="float">
            <text:p>5.2421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716" calcext:value-type="float">
            <text:p>0.000716</text:p>
          </table:table-cell>
          <table:table-cell office:value-type="string" calcext:value-type="string">
            <text:p><text:s text:c="2"/>GVWY</text:p>
          </table:table-cell>
          <table:table-cell office:value-type="float" office:value="114.269033" calcext:value-type="float">
            <text:p>114.269033</text:p>
          </table:table-cell>
          <table:table-cell office:value-type="float" office:value="6.803167" calcext:value-type="float">
            <text:p>6.80316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46" calcext:value-type="float">
            <text:p>4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0.2275" calcext:value-type="float">
            <text:p>120.2275</text:p>
          </table:table-cell>
          <table:table-cell office:value-type="float" office:value="5.206083" calcext:value-type="float">
            <text:p>5.206083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55" calcext:value-type="float">
            <text:p>0.00055</text:p>
          </table:table-cell>
          <table:table-cell office:value-type="string" calcext:value-type="string">
            <text:p><text:s text:c="2"/>GVWY</text:p>
          </table:table-cell>
          <table:table-cell office:value-type="float" office:value="88.736143" calcext:value-type="float">
            <text:p>88.736143</text:p>
          </table:table-cell>
          <table:table-cell office:value-type="float" office:value="6.793393" calcext:value-type="float">
            <text:p>6.79339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47" calcext:value-type="float">
            <text:p>4.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9.801143" calcext:value-type="float">
            <text:p>129.801143</text:p>
          </table:table-cell>
          <table:table-cell office:value-type="float" office:value="5.146429" calcext:value-type="float">
            <text:p>5.146429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509" calcext:value-type="float">
            <text:p>0.000509</text:p>
          </table:table-cell>
          <table:table-cell office:value-type="string" calcext:value-type="string">
            <text:p><text:s text:c="2"/>GVWY</text:p>
          </table:table-cell>
          <table:table-cell office:value-type="float" office:value="97.075385" calcext:value-type="float">
            <text:p>97.075385</text:p>
          </table:table-cell>
          <table:table-cell office:value-type="float" office:value="6.799654" calcext:value-type="float">
            <text:p>6.799654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6" calcext:value-type="float">
            <text:p>4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2.518812" calcext:value-type="float">
            <text:p>82.518812</text:p>
          </table:table-cell>
          <table:table-cell office:value-type="float" office:value="4.941625" calcext:value-type="float">
            <text:p>4.941625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475" calcext:value-type="float">
            <text:p>0.000475</text:p>
          </table:table-cell>
          <table:table-cell office:value-type="string" calcext:value-type="string">
            <text:p><text:s text:c="2"/>GVWY</text:p>
          </table:table-cell>
          <table:table-cell office:value-type="float" office:value="63.417375" calcext:value-type="float">
            <text:p>63.417375</text:p>
          </table:table-cell>
          <table:table-cell office:value-type="float" office:value="6.507292" calcext:value-type="float">
            <text:p>6.507292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53" calcext:value-type="float">
            <text:p>5.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8.777056" calcext:value-type="float">
            <text:p>128.777056</text:p>
          </table:table-cell>
          <table:table-cell office:value-type="float" office:value="5.011889" calcext:value-type="float">
            <text:p>5.011889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417" calcext:value-type="float">
            <text:p>0.000417</text:p>
          </table:table-cell>
          <table:table-cell office:value-type="string" calcext:value-type="string">
            <text:p><text:s text:c="2"/>GVWY</text:p>
          </table:table-cell>
          <table:table-cell office:value-type="float" office:value="100.416227" calcext:value-type="float">
            <text:p>100.416227</text:p>
          </table:table-cell>
          <table:table-cell office:value-type="float" office:value="6.554773" calcext:value-type="float">
            <text:p>6.55477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9" calcext:value-type="float">
            <text:p>4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2.8605" calcext:value-type="float">
            <text:p>142.8605</text:p>
          </table:table-cell>
          <table:table-cell office:value-type="float" office:value="5.0233" calcext:value-type="float">
            <text:p>5.0233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349" calcext:value-type="float">
            <text:p>0.000349</text:p>
          </table:table-cell>
          <table:table-cell office:value-type="string" calcext:value-type="string">
            <text:p><text:s text:c="2"/>GVWY</text:p>
          </table:table-cell>
          <table:table-cell office:value-type="float" office:value="113.0847" calcext:value-type="float">
            <text:p>113.0847</text:p>
          </table:table-cell>
          <table:table-cell office:value-type="float" office:value="6.42365" calcext:value-type="float">
            <text:p>6.4236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42" calcext:value-type="float">
            <text:p>4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5.732045" calcext:value-type="float">
            <text:p>145.732045</text:p>
          </table:table-cell>
          <table:table-cell office:value-type="float" office:value="4.964545" calcext:value-type="float">
            <text:p>4.964545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309" calcext:value-type="float">
            <text:p>0.000309</text:p>
          </table:table-cell>
          <table:table-cell office:value-type="string" calcext:value-type="string">
            <text:p><text:s text:c="2"/>GVWY</text:p>
          </table:table-cell>
          <table:table-cell office:value-type="float" office:value="116.588333" calcext:value-type="float">
            <text:p>116.588333</text:p>
          </table:table-cell>
          <table:table-cell office:value-type="float" office:value="6.412389" calcext:value-type="float">
            <text:p>6.41238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" calcext:value-type="float">
            <text:p>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5.809583" calcext:value-type="float">
            <text:p>105.809583</text:p>
          </table:table-cell>
          <table:table-cell office:value-type="float" office:value="4.922125" calcext:value-type="float">
            <text:p>4.922125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256" calcext:value-type="float">
            <text:p>0.000256</text:p>
          </table:table-cell>
          <table:table-cell office:value-type="string" calcext:value-type="string">
            <text:p><text:s text:c="2"/>GVWY</text:p>
          </table:table-cell>
          <table:table-cell office:value-type="float" office:value="87.93175" calcext:value-type="float">
            <text:p>87.93175</text:p>
          </table:table-cell>
          <table:table-cell office:value-type="float" office:value="6.385813" calcext:value-type="float">
            <text:p>6.38581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9" calcext:value-type="float">
            <text:p>3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2.019577" calcext:value-type="float">
            <text:p>102.019577</text:p>
          </table:table-cell>
          <table:table-cell office:value-type="float" office:value="4.375269" calcext:value-type="float">
            <text:p>4.375269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222" calcext:value-type="float">
            <text:p>0.000222</text:p>
          </table:table-cell>
          <table:table-cell office:value-type="string" calcext:value-type="string">
            <text:p><text:s text:c="2"/>GVWY</text:p>
          </table:table-cell>
          <table:table-cell office:value-type="float" office:value="87.555429" calcext:value-type="float">
            <text:p>87.555429</text:p>
          </table:table-cell>
          <table:table-cell office:value-type="float" office:value="6.735643" calcext:value-type="float">
            <text:p>6.735643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31" calcext:value-type="float">
            <text:p>3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4.505357" calcext:value-type="float">
            <text:p>124.505357</text:p>
          </table:table-cell>
          <table:table-cell office:value-type="float" office:value="4.692214" calcext:value-type="float">
            <text:p>4.692214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199" calcext:value-type="float">
            <text:p>0.000199</text:p>
          </table:table-cell>
          <table:table-cell office:value-type="string" calcext:value-type="string">
            <text:p><text:s text:c="2"/>GVWY</text:p>
          </table:table-cell>
          <table:table-cell office:value-type="float" office:value="110.248167" calcext:value-type="float">
            <text:p>110.248167</text:p>
          </table:table-cell>
          <table:table-cell office:value-type="float" office:value="6.1975" calcext:value-type="float">
            <text:p>6.197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36" calcext:value-type="float">
            <text:p>3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9.351133" calcext:value-type="float">
            <text:p>129.351133</text:p>
          </table:table-cell>
          <table:table-cell office:value-type="float" office:value="4.662833" calcext:value-type="float">
            <text:p>4.662833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163" calcext:value-type="float">
            <text:p>0.000163</text:p>
          </table:table-cell>
          <table:table-cell office:value-type="string" calcext:value-type="string">
            <text:p><text:s text:c="2"/>GVWY</text:p>
          </table:table-cell>
          <table:table-cell office:value-type="float" office:value="117.0802" calcext:value-type="float">
            <text:p>117.0802</text:p>
          </table:table-cell>
          <table:table-cell office:value-type="float" office:value="6.0869" calcext:value-type="float">
            <text:p>6.086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33" calcext:value-type="float">
            <text:p>3.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4.488062" calcext:value-type="float">
            <text:p>84.488062</text:p>
          </table:table-cell>
          <table:table-cell office:value-type="float" office:value="4.481312" calcext:value-type="float">
            <text:p>4.481312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45" calcext:value-type="float">
            <text:p>0.000145</text:p>
          </table:table-cell>
          <table:table-cell office:value-type="string" calcext:value-type="string">
            <text:p><text:s text:c="2"/>GVWY</text:p>
          </table:table-cell>
          <table:table-cell office:value-type="float" office:value="86.144375" calcext:value-type="float">
            <text:p>86.144375</text:p>
          </table:table-cell>
          <table:table-cell office:value-type="float" office:value="6.177875" calcext:value-type="float">
            <text:p>6.17787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2" calcext:value-type="float">
            <text:p>3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3.227059" calcext:value-type="float">
            <text:p>113.227059</text:p>
          </table:table-cell>
          <table:table-cell office:value-type="float" office:value="4.307647" calcext:value-type="float">
            <text:p>4.30764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32" calcext:value-type="float">
            <text:p>0.000132</text:p>
          </table:table-cell>
          <table:table-cell office:value-type="string" calcext:value-type="string">
            <text:p><text:s text:c="2"/>GVWY</text:p>
          </table:table-cell>
          <table:table-cell office:value-type="float" office:value="126.991" calcext:value-type="float">
            <text:p>126.991</text:p>
          </table:table-cell>
          <table:table-cell office:value-type="float" office:value="6.077167" calcext:value-type="float">
            <text:p>6.07716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36" calcext:value-type="float">
            <text:p>3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73.156528" calcext:value-type="float">
            <text:p>73.156528</text:p>
          </table:table-cell>
          <table:table-cell office:value-type="float" office:value="3.888194" calcext:value-type="float">
            <text:p>3.88819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117" calcext:value-type="float">
            <text:p>0.000117</text:p>
          </table:table-cell>
          <table:table-cell office:value-type="string" calcext:value-type="string">
            <text:p><text:s text:c="2"/>GVWY</text:p>
          </table:table-cell>
          <table:table-cell office:value-type="float" office:value="90.28975" calcext:value-type="float">
            <text:p>90.28975</text:p>
          </table:table-cell>
          <table:table-cell office:value-type="float" office:value="5.845" calcext:value-type="float">
            <text:p>5.84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34" calcext:value-type="float">
            <text:p>3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91.494605" calcext:value-type="float">
            <text:p>91.494605</text:p>
          </table:table-cell>
          <table:table-cell office:value-type="float" office:value="3.485237" calcext:value-type="float">
            <text:p>3.48523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01" calcext:value-type="float">
            <text:p>0.000101</text:p>
          </table:table-cell>
          <table:table-cell office:value-type="string" calcext:value-type="string">
            <text:p><text:s text:c="2"/>GVWY</text:p>
          </table:table-cell>
          <table:table-cell office:value-type="float" office:value="128.8455" calcext:value-type="float">
            <text:p>128.8455</text:p>
          </table:table-cell>
          <table:table-cell office:value-type="float" office:value="5.6305" calcext:value-type="float">
            <text:p>5.63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35" calcext:value-type="float">
            <text:p>3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1.265" calcext:value-type="float">
            <text:p>91.265</text:p>
          </table:table-cell>
          <table:table-cell office:value-type="float" office:value="6.302" calcext:value-type="float">
            <text:p>6.30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33.686684" calcext:value-type="float">
            <text:p>33.686684</text:p>
          </table:table-cell>
          <table:table-cell office:value-type="float" office:value="1.599474" calcext:value-type="float">
            <text:p>1.599474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9.11775" calcext:value-type="float">
            <text:p>119.11775</text:p>
          </table:table-cell>
          <table:table-cell office:value-type="float" office:value="5.88325" calcext:value-type="float">
            <text:p>5.8832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54.995694" calcext:value-type="float">
            <text:p>54.995694</text:p>
          </table:table-cell>
          <table:table-cell office:value-type="float" office:value="2.499111" calcext:value-type="float">
            <text:p>2.49911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4.785833" calcext:value-type="float">
            <text:p>124.785833</text:p>
          </table:table-cell>
          <table:table-cell office:value-type="float" office:value="5.83" calcext:value-type="float">
            <text:p>5.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73.716294" calcext:value-type="float">
            <text:p>73.716294</text:p>
          </table:table-cell>
          <table:table-cell office:value-type="float" office:value="3.138794" calcext:value-type="float">
            <text:p>3.138794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6.351375" calcext:value-type="float">
            <text:p>136.351375</text:p>
          </table:table-cell>
          <table:table-cell office:value-type="float" office:value="5.967125" calcext:value-type="float">
            <text:p>5.96712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79.951906" calcext:value-type="float">
            <text:p>79.951906</text:p>
          </table:table-cell>
          <table:table-cell office:value-type="float" office:value="3.413375" calcext:value-type="float">
            <text:p>3.41337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9.2059" calcext:value-type="float">
            <text:p>129.2059</text:p>
          </table:table-cell>
          <table:table-cell office:value-type="float" office:value="5.8708" calcext:value-type="float">
            <text:p>5.870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89.870533" calcext:value-type="float">
            <text:p>89.870533</text:p>
          </table:table-cell>
          <table:table-cell office:value-type="float" office:value="3.8559" calcext:value-type="float">
            <text:p>3.8559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2.288417" calcext:value-type="float">
            <text:p>132.288417</text:p>
          </table:table-cell>
          <table:table-cell office:value-type="float" office:value="6.095917" calcext:value-type="float">
            <text:p>6.09591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00.944893" calcext:value-type="float">
            <text:p>100.944893</text:p>
          </table:table-cell>
          <table:table-cell office:value-type="float" office:value="4.232821" calcext:value-type="float">
            <text:p>4.23282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2.253786" calcext:value-type="float">
            <text:p>132.253786</text:p>
          </table:table-cell>
          <table:table-cell office:value-type="float" office:value="6.1045" calcext:value-type="float">
            <text:p>6.104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04.637654" calcext:value-type="float">
            <text:p>104.637654</text:p>
          </table:table-cell>
          <table:table-cell office:value-type="float" office:value="4.3615" calcext:value-type="float">
            <text:p>4.361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7.64625" calcext:value-type="float">
            <text:p>107.64625</text:p>
          </table:table-cell>
          <table:table-cell office:value-type="float" office:value="6.469188" calcext:value-type="float">
            <text:p>6.469188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01.93775" calcext:value-type="float">
            <text:p>101.93775</text:p>
          </table:table-cell>
          <table:table-cell office:value-type="float" office:value="5.299708" calcext:value-type="float">
            <text:p>5.29970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7.479889" calcext:value-type="float">
            <text:p>137.479889</text:p>
          </table:table-cell>
          <table:table-cell office:value-type="float" office:value="6.494111" calcext:value-type="float">
            <text:p>6.49411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27.991545" calcext:value-type="float">
            <text:p>127.991545</text:p>
          </table:table-cell>
          <table:table-cell office:value-type="float" office:value="5.001773" calcext:value-type="float">
            <text:p>5.00177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9.46305" calcext:value-type="float">
            <text:p>109.46305</text:p>
          </table:table-cell>
          <table:table-cell office:value-type="float" office:value="6.59885" calcext:value-type="float">
            <text:p>6.5988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18.2801" calcext:value-type="float">
            <text:p>118.2801</text:p>
          </table:table-cell>
          <table:table-cell office:value-type="float" office:value="5.698" calcext:value-type="float">
            <text:p>5.698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7" calcext:value-type="float">
            <text:p>1.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7.317727" calcext:value-type="float">
            <text:p>117.317727</text:p>
          </table:table-cell>
          <table:table-cell office:value-type="float" office:value="6.751545" calcext:value-type="float">
            <text:p>6.75154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33.232389" calcext:value-type="float">
            <text:p>133.232389</text:p>
          </table:table-cell>
          <table:table-cell office:value-type="float" office:value="5.77" calcext:value-type="float">
            <text:p>5.77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7.879833" calcext:value-type="float">
            <text:p>107.879833</text:p>
          </table:table-cell>
          <table:table-cell office:value-type="float" office:value="6.908083" calcext:value-type="float">
            <text:p>6.908083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33.09425" calcext:value-type="float">
            <text:p>133.09425</text:p>
          </table:table-cell>
          <table:table-cell office:value-type="float" office:value="6.196187" calcext:value-type="float">
            <text:p>6.196187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7" calcext:value-type="float">
            <text:p>1.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1.726" calcext:value-type="float">
            <text:p>111.726</text:p>
          </table:table-cell>
          <table:table-cell office:value-type="float" office:value="7.170654" calcext:value-type="float">
            <text:p>7.170654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45.292857" calcext:value-type="float">
            <text:p>145.292857</text:p>
          </table:table-cell>
          <table:table-cell office:value-type="float" office:value="6.478643" calcext:value-type="float">
            <text:p>6.478643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8" calcext:value-type="float">
            <text:p>1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4.2855" calcext:value-type="float">
            <text:p>94.2855</text:p>
          </table:table-cell>
          <table:table-cell office:value-type="float" office:value="7.337536" calcext:value-type="float">
            <text:p>7.33753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31.825583" calcext:value-type="float">
            <text:p>131.825583</text:p>
          </table:table-cell>
          <table:table-cell office:value-type="float" office:value="6.893417" calcext:value-type="float">
            <text:p>6.893417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9" calcext:value-type="float">
            <text:p>1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7.6151" calcext:value-type="float">
            <text:p>107.6151</text:p>
          </table:table-cell>
          <table:table-cell office:value-type="float" office:value="7.507933" calcext:value-type="float">
            <text:p>7.507933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66.1892" calcext:value-type="float">
            <text:p>166.1892</text:p>
          </table:table-cell>
          <table:table-cell office:value-type="float" office:value="7.154" calcext:value-type="float">
            <text:p>7.154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8" calcext:value-type="float">
            <text:p>1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2.414563" calcext:value-type="float">
            <text:p>92.414563</text:p>
          </table:table-cell>
          <table:table-cell office:value-type="float" office:value="7.79175" calcext:value-type="float">
            <text:p>7.7917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56.40625" calcext:value-type="float">
            <text:p>156.40625</text:p>
          </table:table-cell>
          <table:table-cell office:value-type="float" office:value="7.577625" calcext:value-type="float">
            <text:p>7.57762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9" calcext:value-type="float">
            <text:p>1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90.390412" calcext:value-type="float">
            <text:p>90.390412</text:p>
          </table:table-cell>
          <table:table-cell office:value-type="float" office:value="7.975353" calcext:value-type="float">
            <text:p>7.97535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63.876833" calcext:value-type="float">
            <text:p>163.876833</text:p>
          </table:table-cell>
          <table:table-cell office:value-type="float" office:value="7.780833" calcext:value-type="float">
            <text:p>7.780833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1" calcext:value-type="float">
            <text:p>2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83.425194" calcext:value-type="float">
            <text:p>83.425194</text:p>
          </table:table-cell>
          <table:table-cell office:value-type="float" office:value="8.298639" calcext:value-type="float">
            <text:p>8.29863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58.6025" calcext:value-type="float">
            <text:p>158.6025</text:p>
          </table:table-cell>
          <table:table-cell office:value-type="float" office:value="8.0985" calcext:value-type="float">
            <text:p>8.098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1" calcext:value-type="float">
            <text:p>2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65.600579" calcext:value-type="float">
            <text:p>65.600579</text:p>
          </table:table-cell>
          <table:table-cell office:value-type="float" office:value="8.534763" calcext:value-type="float">
            <text:p>8.534763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38.599" calcext:value-type="float">
            <text:p>138.599</text:p>
          </table:table-cell>
          <table:table-cell office:value-type="float" office:value="8.3705" calcext:value-type="float">
            <text:p>8.37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5" calcext:value-type="float">
            <text:p>2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5.385447" calcext:value-type="float">
            <text:p>215.385447</text:p>
          </table:table-cell>
          <table:table-cell office:value-type="float" office:value="8.761132" calcext:value-type="float">
            <text:p>8.76113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54.21" calcext:value-type="float">
            <text:p>254.21</text:p>
          </table:table-cell>
          <table:table-cell office:value-type="float" office:value="9.2265" calcext:value-type="float">
            <text:p>9.226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2" calcext:value-type="float">
            <text:p>3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0.919222" calcext:value-type="float">
            <text:p>170.919222</text:p>
          </table:table-cell>
          <table:table-cell office:value-type="float" office:value="7.773" calcext:value-type="float">
            <text:p>7.77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7" calcext:value-type="float">
            <text:p>3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10.6085" calcext:value-type="float">
            <text:p>210.6085</text:p>
          </table:table-cell>
          <table:table-cell office:value-type="float" office:value="8.40675" calcext:value-type="float">
            <text:p>8.4067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8" calcext:value-type="float">
            <text:p>2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8.640618" calcext:value-type="float">
            <text:p>198.640618</text:p>
          </table:table-cell>
          <table:table-cell office:value-type="float" office:value="8.489353" calcext:value-type="float">
            <text:p>8.48935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9" calcext:value-type="float">
            <text:p>3.9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38.450167" calcext:value-type="float">
            <text:p>238.450167</text:p>
          </table:table-cell>
          <table:table-cell office:value-type="float" office:value="8.952333" calcext:value-type="float">
            <text:p>8.95233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9" calcext:value-type="float">
            <text:p>2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5.3015" calcext:value-type="float">
            <text:p>205.3015</text:p>
          </table:table-cell>
          <table:table-cell office:value-type="float" office:value="8.448031" calcext:value-type="float">
            <text:p>8.44803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26.516125" calcext:value-type="float">
            <text:p>226.516125</text:p>
          </table:table-cell>
          <table:table-cell office:value-type="float" office:value="8.406375" calcext:value-type="float">
            <text:p>8.40637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8" calcext:value-type="float">
            <text:p>2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4.4423" calcext:value-type="float">
            <text:p>244.4423</text:p>
          </table:table-cell>
          <table:table-cell office:value-type="float" office:value="8.497667" calcext:value-type="float">
            <text:p>8.49766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1" calcext:value-type="float">
            <text:p>4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77.9438" calcext:value-type="float">
            <text:p>277.9438</text:p>
          </table:table-cell>
          <table:table-cell office:value-type="float" office:value="8.4819" calcext:value-type="float">
            <text:p>8.481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8" calcext:value-type="float">
            <text:p>2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5.802964" calcext:value-type="float">
            <text:p>235.802964</text:p>
          </table:table-cell>
          <table:table-cell office:value-type="float" office:value="8.401036" calcext:value-type="float">
            <text:p>8.40103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1" calcext:value-type="float">
            <text:p>4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55.459833" calcext:value-type="float">
            <text:p>255.459833</text:p>
          </table:table-cell>
          <table:table-cell office:value-type="float" office:value="8.045333" calcext:value-type="float">
            <text:p>8.04533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7" calcext:value-type="float">
            <text:p>2.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9.677423" calcext:value-type="float">
            <text:p>179.677423</text:p>
          </table:table-cell>
          <table:table-cell office:value-type="float" office:value="8.328192" calcext:value-type="float">
            <text:p>8.32819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9" calcext:value-type="float">
            <text:p>3.9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77.9465" calcext:value-type="float">
            <text:p>177.9465</text:p>
          </table:table-cell>
          <table:table-cell office:value-type="float" office:value="7.131286" calcext:value-type="float">
            <text:p>7.13128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5" calcext:value-type="float">
            <text:p>2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3.494708" calcext:value-type="float">
            <text:p>173.494708</text:p>
          </table:table-cell>
          <table:table-cell office:value-type="float" office:value="6.443292" calcext:value-type="float">
            <text:p>6.443292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6" calcext:value-type="float">
            <text:p>5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55.849063" calcext:value-type="float">
            <text:p>155.849063</text:p>
          </table:table-cell>
          <table:table-cell office:value-type="float" office:value="5.274188" calcext:value-type="float">
            <text:p>5.27418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52" calcext:value-type="float">
            <text:p>5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7.730045" calcext:value-type="float">
            <text:p>117.730045</text:p>
          </table:table-cell>
          <table:table-cell office:value-type="float" office:value="4.967227" calcext:value-type="float">
            <text:p>4.967227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61" calcext:value-type="float">
            <text:p>6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3.885778" calcext:value-type="float">
            <text:p>93.885778</text:p>
          </table:table-cell>
          <table:table-cell office:value-type="float" office:value="3.761056" calcext:value-type="float">
            <text:p>3.76105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61" calcext:value-type="float">
            <text:p>6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34.6773" calcext:value-type="float">
            <text:p>134.6773</text:p>
          </table:table-cell>
          <table:table-cell office:value-type="float" office:value="5.10225" calcext:value-type="float">
            <text:p>5.1022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55" calcext:value-type="float">
            <text:p>5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01.8134" calcext:value-type="float">
            <text:p>101.8134</text:p>
          </table:table-cell>
          <table:table-cell office:value-type="float" office:value="3.6826" calcext:value-type="float">
            <text:p>3.6826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5" calcext:value-type="float">
            <text:p>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36.111778" calcext:value-type="float">
            <text:p>136.111778</text:p>
          </table:table-cell>
          <table:table-cell office:value-type="float" office:value="5.217778" calcext:value-type="float">
            <text:p>5.217778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49" calcext:value-type="float">
            <text:p>4.9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9.428591" calcext:value-type="float">
            <text:p>99.428591</text:p>
          </table:table-cell>
          <table:table-cell office:value-type="float" office:value="3.577182" calcext:value-type="float">
            <text:p>3.57718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51" calcext:value-type="float">
            <text:p>5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99.253375" calcext:value-type="float">
            <text:p>99.253375</text:p>
          </table:table-cell>
          <table:table-cell office:value-type="float" office:value="5.030062" calcext:value-type="float">
            <text:p>5.03006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34" calcext:value-type="float">
            <text:p>3.4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6.878125" calcext:value-type="float">
            <text:p>66.878125</text:p>
          </table:table-cell>
          <table:table-cell office:value-type="float" office:value="3.10375" calcext:value-type="float">
            <text:p>3.1037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42" calcext:value-type="float">
            <text:p>4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8.601714" calcext:value-type="float">
            <text:p>128.601714</text:p>
          </table:table-cell>
          <table:table-cell office:value-type="float" office:value="5.228643" calcext:value-type="float">
            <text:p>5.22864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42" calcext:value-type="float">
            <text:p>4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3.035846" calcext:value-type="float">
            <text:p>83.035846</text:p>
          </table:table-cell>
          <table:table-cell office:value-type="float" office:value="3.183192" calcext:value-type="float">
            <text:p>3.183192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8" calcext:value-type="float">
            <text:p>3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3.425583" calcext:value-type="float">
            <text:p>123.425583</text:p>
          </table:table-cell>
          <table:table-cell office:value-type="float" office:value="5.2475" calcext:value-type="float">
            <text:p>5.247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28" calcext:value-type="float">
            <text:p>2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74.430714" calcext:value-type="float">
            <text:p>74.430714</text:p>
          </table:table-cell>
          <table:table-cell office:value-type="float" office:value="2.964179" calcext:value-type="float">
            <text:p>2.964179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2" calcext:value-type="float">
            <text:p>3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9.9919" calcext:value-type="float">
            <text:p>109.9919</text:p>
          </table:table-cell>
          <table:table-cell office:value-type="float" office:value="4.9352" calcext:value-type="float">
            <text:p>4.9352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26" calcext:value-type="float">
            <text:p>2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59.577333" calcext:value-type="float">
            <text:p>59.577333</text:p>
          </table:table-cell>
          <table:table-cell office:value-type="float" office:value="2.358167" calcext:value-type="float">
            <text:p>2.358167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4" calcext:value-type="float">
            <text:p>2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1.596" calcext:value-type="float">
            <text:p>141.596</text:p>
          </table:table-cell>
          <table:table-cell office:value-type="float" office:value="5.441625" calcext:value-type="float">
            <text:p>5.44162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32" calcext:value-type="float">
            <text:p>3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76.344344" calcext:value-type="float">
            <text:p>76.344344</text:p>
          </table:table-cell>
          <table:table-cell office:value-type="float" office:value="2.684219" calcext:value-type="float">
            <text:p>2.68421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4" calcext:value-type="float">
            <text:p>2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97.861" calcext:value-type="float">
            <text:p>97.861</text:p>
          </table:table-cell>
          <table:table-cell office:value-type="float" office:value="5.1775" calcext:value-type="float">
            <text:p>5.177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44.233588" calcext:value-type="float">
            <text:p>44.233588</text:p>
          </table:table-cell>
          <table:table-cell office:value-type="float" office:value="1.962618" calcext:value-type="float">
            <text:p>1.962618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9" calcext:value-type="float">
            <text:p>1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9.19575" calcext:value-type="float">
            <text:p>149.19575</text:p>
          </table:table-cell>
          <table:table-cell office:value-type="float" office:value="5.534" calcext:value-type="float">
            <text:p>5.53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45" calcext:value-type="float">
            <text:p>4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9.658806" calcext:value-type="float">
            <text:p>69.658806</text:p>
          </table:table-cell>
          <table:table-cell office:value-type="float" office:value="2.294056" calcext:value-type="float">
            <text:p>2.29405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" calcext:value-type="float">
            <text:p>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54.136" calcext:value-type="float">
            <text:p>154.136</text:p>
          </table:table-cell>
          <table:table-cell office:value-type="float" office:value="5.5795" calcext:value-type="float">
            <text:p>5.579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7" calcext:value-type="float">
            <text:p>2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5.977289" calcext:value-type="float">
            <text:p>65.977289</text:p>
          </table:table-cell>
          <table:table-cell office:value-type="float" office:value="1.922579" calcext:value-type="float">
            <text:p>1.92257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.547158" calcext:value-type="float">
            <text:p>15.547158</text:p>
          </table:table-cell>
          <table:table-cell office:value-type="float" office:value="0.681895" calcext:value-type="float">
            <text:p>0.681895</text:p>
          </table:table-cell>
          <table:table-cell office:value-type="float" office:value="0.003357" calcext:value-type="float">
            <text:p>0.003357</text:p>
          </table:table-cell>
          <table:table-cell office:value-type="float" office:value="0.003188" calcext:value-type="float">
            <text:p>0.003188</text:p>
          </table:table-cell>
          <table:table-cell office:value-type="float" office:value="0.000169" calcext:value-type="float">
            <text:p>0.000169</text:p>
          </table:table-cell>
          <table:table-cell office:value-type="string" calcext:value-type="string">
            <text:p><text:s text:c="2"/>ZIC</text:p>
          </table:table-cell>
          <table:table-cell office:value-type="float" office:value="40.601" calcext:value-type="float">
            <text:p>40.601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41" calcext:value-type="float">
            <text:p>0.000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.044167" calcext:value-type="float">
            <text:p>15.044167</text:p>
          </table:table-cell>
          <table:table-cell office:value-type="float" office:value="0.559833" calcext:value-type="float">
            <text:p>0.559833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000188" calcext:value-type="float">
            <text:p>0.000188</text:p>
          </table:table-cell>
          <table:table-cell office:value-type="string" calcext:value-type="string">
            <text:p><text:s text:c="2"/>ZIC</text:p>
          </table:table-cell>
          <table:table-cell office:value-type="float" office:value="48.12425" calcext:value-type="float">
            <text:p>48.12425</text:p>
          </table:table-cell>
          <table:table-cell office:value-type="float" office:value="0.89725" calcext:value-type="float">
            <text:p>0.89725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39" calcext:value-type="float">
            <text:p>0.000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.050235" calcext:value-type="float">
            <text:p>13.050235</text:p>
          </table:table-cell>
          <table:table-cell office:value-type="float" office:value="0.561912" calcext:value-type="float">
            <text:p>0.561912</text:p>
          </table:table-cell>
          <table:table-cell office:value-type="float" office:value="0.004143" calcext:value-type="float">
            <text:p>0.004143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0.000172" calcext:value-type="float">
            <text:p>0.000172</text:p>
          </table:table-cell>
          <table:table-cell office:value-type="string" calcext:value-type="string">
            <text:p><text:s text:c="2"/>ZIC</text:p>
          </table:table-cell>
          <table:table-cell office:value-type="float" office:value="35.699833" calcext:value-type="float">
            <text:p>35.699833</text:p>
          </table:table-cell>
          <table:table-cell office:value-type="float" office:value="0.747833" calcext:value-type="float">
            <text:p>0.747833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0126" calcext:value-type="float">
            <text:p>0.000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.736406" calcext:value-type="float">
            <text:p>18.736406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424" calcext:value-type="float">
            <text:p>0.003424</text:p>
          </table:table-cell>
          <table:table-cell office:value-type="float" office:value="0.000187" calcext:value-type="float">
            <text:p>0.000187</text:p>
          </table:table-cell>
          <table:table-cell office:value-type="string" calcext:value-type="string">
            <text:p><text:s text:c="2"/>ZIC</text:p>
          </table:table-cell>
          <table:table-cell office:value-type="float" office:value="51.967" calcext:value-type="float">
            <text:p>51.967</text:p>
          </table:table-cell>
          <table:table-cell office:value-type="float" office:value="1.022375" calcext:value-type="float">
            <text:p>1.022375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38" calcext:value-type="float">
            <text:p>0.000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.442067" calcext:value-type="float">
            <text:p>20.442067</text:p>
          </table:table-cell>
          <table:table-cell office:value-type="float" office:value="0.781633" calcext:value-type="float">
            <text:p>0.781633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0191" calcext:value-type="float">
            <text:p>0.000191</text:p>
          </table:table-cell>
          <table:table-cell office:value-type="string" calcext:value-type="string">
            <text:p><text:s text:c="2"/>ZIC</text:p>
          </table:table-cell>
          <table:table-cell office:value-type="float" office:value="44.3532" calcext:value-type="float">
            <text:p>44.3532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131" calcext:value-type="float">
            <text:p>0.000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3.041286" calcext:value-type="float">
            <text:p>23.041286</text:p>
          </table:table-cell>
          <table:table-cell office:value-type="float" office:value="0.857571" calcext:value-type="float">
            <text:p>0.857571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0182" calcext:value-type="float">
            <text:p>0.000182</text:p>
          </table:table-cell>
          <table:table-cell office:value-type="string" calcext:value-type="string">
            <text:p><text:s text:c="2"/>ZIC</text:p>
          </table:table-cell>
          <table:table-cell office:value-type="float" office:value="40.30175" calcext:value-type="float">
            <text:p>40.30175</text:p>
          </table:table-cell>
          <table:table-cell office:value-type="float" office:value="0.971167" calcext:value-type="float">
            <text:p>0.971167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28" calcext:value-type="float">
            <text:p>0.000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.688885" calcext:value-type="float">
            <text:p>14.688885</text:p>
          </table:table-cell>
          <table:table-cell office:value-type="float" office:value="0.723808" calcext:value-type="float">
            <text:p>0.723808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4579" calcext:value-type="float">
            <text:p>0.004579</text:p>
          </table:table-cell>
          <table:table-cell office:value-type="float" office:value="0.00018" calcext:value-type="float">
            <text:p>0.00018</text:p>
          </table:table-cell>
          <table:table-cell office:value-type="string" calcext:value-type="string">
            <text:p><text:s text:c="2"/>ZIC</text:p>
          </table:table-cell>
          <table:table-cell office:value-type="float" office:value="20.865571" calcext:value-type="float">
            <text:p>20.865571</text:p>
          </table:table-cell>
          <table:table-cell office:value-type="float" office:value="0.587571" calcext:value-type="float">
            <text:p>0.587571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143" calcext:value-type="float">
            <text:p>0.000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.707667" calcext:value-type="float">
            <text:p>20.707667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4426" calcext:value-type="float">
            <text:p>0.004426</text:p>
          </table:table-cell>
          <table:table-cell office:value-type="float" office:value="0.000182" calcext:value-type="float">
            <text:p>0.000182</text:p>
          </table:table-cell>
          <table:table-cell office:value-type="string" calcext:value-type="string">
            <text:p><text:s text:c="2"/>ZIC</text:p>
          </table:table-cell>
          <table:table-cell office:value-type="float" office:value="25.905062" calcext:value-type="float">
            <text:p>25.905062</text:p>
          </table:table-cell>
          <table:table-cell office:value-type="float" office:value="0.702187" calcext:value-type="float">
            <text:p>0.702187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14" calcext:value-type="float">
            <text:p>0.00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8.437636" calcext:value-type="float">
            <text:p>28.437636</text:p>
          </table:table-cell>
          <table:table-cell office:value-type="float" office:value="1.240909" calcext:value-type="float">
            <text:p>1.240909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0.000199" calcext:value-type="float">
            <text:p>0.000199</text:p>
          </table:table-cell>
          <table:table-cell office:value-type="string" calcext:value-type="string">
            <text:p><text:s text:c="2"/>ZIC</text:p>
          </table:table-cell>
          <table:table-cell office:value-type="float" office:value="27.580056" calcext:value-type="float">
            <text:p>27.580056</text:p>
          </table:table-cell>
          <table:table-cell office:value-type="float" office:value="0.915444" calcext:value-type="float">
            <text:p>0.915444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129" calcext:value-type="float">
            <text:p>0.000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.0471" calcext:value-type="float">
            <text:p>21.0471</text:p>
          </table:table-cell>
          <table:table-cell office:value-type="float" office:value="1.23305" calcext:value-type="float">
            <text:p>1.23305</text:p>
          </table:table-cell>
          <table:table-cell office:value-type="float" office:value="0.004175" calcext:value-type="float">
            <text:p>0.00417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0186" calcext:value-type="float">
            <text:p>0.000186</text:p>
          </table:table-cell>
          <table:table-cell office:value-type="string" calcext:value-type="string">
            <text:p><text:s text:c="2"/>ZIC</text:p>
          </table:table-cell>
          <table:table-cell office:value-type="float" office:value="17.37095" calcext:value-type="float">
            <text:p>17.37095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129" calcext:value-type="float">
            <text:p>0.000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2.349389" calcext:value-type="float">
            <text:p>32.349389</text:p>
          </table:table-cell>
          <table:table-cell office:value-type="float" office:value="1.233056" calcext:value-type="float">
            <text:p>1.233056</text:p>
          </table:table-cell>
          <table:table-cell office:value-type="float" office:value="0.004683" calcext:value-type="float">
            <text:p>0.004683</text:p>
          </table:table-cell>
          <table:table-cell office:value-type="float" office:value="0.004493" calcext:value-type="float">
            <text:p>0.004493</text:p>
          </table:table-cell>
          <table:table-cell office:value-type="float" office:value="0.00019" calcext:value-type="float">
            <text:p>0.00019</text:p>
          </table:table-cell>
          <table:table-cell office:value-type="string" calcext:value-type="string">
            <text:p><text:s text:c="2"/>ZIC</text:p>
          </table:table-cell>
          <table:table-cell office:value-type="float" office:value="24.604864" calcext:value-type="float">
            <text:p>24.604864</text:p>
          </table:table-cell>
          <table:table-cell office:value-type="float" office:value="0.765227" calcext:value-type="float">
            <text:p>0.765227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35" calcext:value-type="float">
            <text:p>0.000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52.207313" calcext:value-type="float">
            <text:p>52.207313</text:p>
          </table:table-cell>
          <table:table-cell office:value-type="float" office:value="1.671437" calcext:value-type="float">
            <text:p>1.671437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0196" calcext:value-type="float">
            <text:p>0.000196</text:p>
          </table:table-cell>
          <table:table-cell office:value-type="string" calcext:value-type="string">
            <text:p><text:s text:c="2"/>ZIC</text:p>
          </table:table-cell>
          <table:table-cell office:value-type="float" office:value="34.783" calcext:value-type="float">
            <text:p>34.783</text:p>
          </table:table-cell>
          <table:table-cell office:value-type="float" office:value="1.007042" calcext:value-type="float">
            <text:p>1.007042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117" calcext:value-type="float">
            <text:p>0.000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6.905071" calcext:value-type="float">
            <text:p>36.905071</text:p>
          </table:table-cell>
          <table:table-cell office:value-type="float" office:value="1.534" calcext:value-type="float">
            <text:p>1.534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04652" calcext:value-type="float">
            <text:p>0.004652</text:p>
          </table:table-cell>
          <table:table-cell office:value-type="float" office:value="0.00019" calcext:value-type="float">
            <text:p>0.00019</text:p>
          </table:table-cell>
          <table:table-cell office:value-type="string" calcext:value-type="string">
            <text:p><text:s text:c="2"/>ZIC</text:p>
          </table:table-cell>
          <table:table-cell office:value-type="float" office:value="20.783462" calcext:value-type="float">
            <text:p>20.783462</text:p>
          </table:table-cell>
          <table:table-cell office:value-type="float" office:value="0.732846" calcext:value-type="float">
            <text:p>0.732846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137" calcext:value-type="float">
            <text:p>0.000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.932333" calcext:value-type="float">
            <text:p>13.932333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012762" calcext:value-type="float">
            <text:p>0.012762</text:p>
          </table:table-cell>
          <table:table-cell office:value-type="float" office:value="0.012414" calcext:value-type="float">
            <text:p>0.012414</text:p>
          </table:table-cell>
          <table:table-cell office:value-type="float" office:value="0.000348" calcext:value-type="float">
            <text:p>0.000348</text:p>
          </table:table-cell>
          <table:table-cell office:value-type="string" calcext:value-type="string">
            <text:p><text:s text:c="2"/>ZIC</text:p>
          </table:table-cell>
          <table:table-cell office:value-type="float" office:value="8.484679" calcext:value-type="float">
            <text:p>8.484679</text:p>
          </table:table-cell>
          <table:table-cell office:value-type="float" office:value="0.335107" calcext:value-type="float">
            <text:p>0.335107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247" calcext:value-type="float">
            <text:p>0.000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0.7991" calcext:value-type="float">
            <text:p>30.7991</text:p>
          </table:table-cell>
          <table:table-cell office:value-type="float" office:value="1.3975" calcext:value-type="float">
            <text:p>1.3975</text:p>
          </table:table-cell>
          <table:table-cell office:value-type="float" office:value="0.007279" calcext:value-type="float">
            <text:p>0.007279</text:p>
          </table:table-cell>
          <table:table-cell office:value-type="float" office:value="0.006988" calcext:value-type="float">
            <text:p>0.006988</text:p>
          </table:table-cell>
          <table:table-cell office:value-type="float" office:value="0.000291" calcext:value-type="float">
            <text:p>0.000291</text:p>
          </table:table-cell>
          <table:table-cell office:value-type="string" calcext:value-type="string">
            <text:p><text:s text:c="2"/>ZIC</text:p>
          </table:table-cell>
          <table:table-cell office:value-type="float" office:value="15.2827" calcext:value-type="float">
            <text:p>15.2827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88" calcext:value-type="float">
            <text:p>0.000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55.265625" calcext:value-type="float">
            <text:p>55.265625</text:p>
          </table:table-cell>
          <table:table-cell office:value-type="float" office:value="2.068125" calcext:value-type="float">
            <text:p>2.068125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0.004435" calcext:value-type="float">
            <text:p>0.004435</text:p>
          </table:table-cell>
          <table:table-cell office:value-type="float" office:value="0.000145" calcext:value-type="float">
            <text:p>0.000145</text:p>
          </table:table-cell>
          <table:table-cell office:value-type="string" calcext:value-type="string">
            <text:p><text:s text:c="2"/>ZIC</text:p>
          </table:table-cell>
          <table:table-cell office:value-type="float" office:value="25.386031" calcext:value-type="float">
            <text:p>25.386031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118" calcext:value-type="float">
            <text:p>0.000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83.303667" calcext:value-type="float">
            <text:p>83.303667</text:p>
          </table:table-cell>
          <table:table-cell office:value-type="float" office:value="2.353833" calcext:value-type="float">
            <text:p>2.353833</text:p>
          </table:table-cell>
          <table:table-cell office:value-type="float" office:value="0.004905" calcext:value-type="float">
            <text:p>0.004905</text:p>
          </table:table-cell>
          <table:table-cell office:value-type="float" office:value="0.004735" calcext:value-type="float">
            <text:p>0.004735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<text:s text:c="2"/>ZIC</text:p>
          </table:table-cell>
          <table:table-cell office:value-type="float" office:value="41.814353" calcext:value-type="float">
            <text:p>41.814353</text:p>
          </table:table-cell>
          <table:table-cell office:value-type="float" office:value="1.222324" calcext:value-type="float">
            <text:p>1.222324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26" calcext:value-type="float">
            <text:p>0.000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82.583" calcext:value-type="float">
            <text:p>82.583</text:p>
          </table:table-cell>
          <table:table-cell office:value-type="float" office:value="2.752" calcext:value-type="float">
            <text:p>2.752</text:p>
          </table:table-cell>
          <table:table-cell office:value-type="float" office:value="0.004103" calcext:value-type="float">
            <text:p>0.004103</text:p>
          </table:table-cell>
          <table:table-cell office:value-type="float" office:value="0.003969" calcext:value-type="float">
            <text:p>0.003969</text:p>
          </table:table-cell>
          <table:table-cell office:value-type="float" office:value="0.000134" calcext:value-type="float">
            <text:p>0.000134</text:p>
          </table:table-cell>
          <table:table-cell office:value-type="string" calcext:value-type="string">
            <text:p><text:s text:c="2"/>ZIC</text:p>
          </table:table-cell>
          <table:table-cell office:value-type="float" office:value="37.596056" calcext:value-type="float">
            <text:p>37.596056</text:p>
          </table:table-cell>
          <table:table-cell office:value-type="float" office:value="1.263972" calcext:value-type="float">
            <text:p>1.263972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4" calcext:value-type="float">
            <text:p>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07.9705" calcext:value-type="float">
            <text:p>107.9705</text:p>
          </table:table-cell>
          <table:table-cell office:value-type="float" office:value="3.2095" calcext:value-type="float">
            <text:p>3.2095</text:p>
          </table:table-cell>
          <table:table-cell office:value-type="float" office:value="0.001368" calcext:value-type="float">
            <text:p>0.001368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0.000032" calcext:value-type="float">
            <text:p>3.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44.283158" calcext:value-type="float">
            <text:p>44.283158</text:p>
          </table:table-cell>
          <table:table-cell office:value-type="float" office:value="1.406579" calcext:value-type="float">
            <text:p>1.406579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3" calcext:value-type="float">
            <text:p>1.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9.832684" calcext:value-type="float">
            <text:p>89.832684</text:p>
          </table:table-cell>
          <table:table-cell office:value-type="float" office:value="3.226974" calcext:value-type="float">
            <text:p>3.226974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88" calcext:value-type="float">
            <text:p>8.8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07.237" calcext:value-type="float">
            <text:p>107.237</text:p>
          </table:table-cell>
          <table:table-cell office:value-type="float" office:value="3.444" calcext:value-type="float">
            <text:p>3.444</text:p>
          </table:table-cell>
          <table:table-cell office:value-type="float" office:value="0.001729" calcext:value-type="float">
            <text:p>0.001729</text:p>
          </table:table-cell>
          <table:table-cell office:value-type="float" office:value="0.001553" calcext:value-type="float">
            <text:p>0.001553</text:p>
          </table:table-cell>
          <table:table-cell office:value-type="float" office:value="0.000176" calcext:value-type="float">
            <text:p>0.000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1.905611" calcext:value-type="float">
            <text:p>81.905611</text:p>
          </table:table-cell>
          <table:table-cell office:value-type="float" office:value="3.155944" calcext:value-type="float">
            <text:p>3.155944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114" calcext:value-type="float">
            <text:p>0.000114</text:p>
          </table:table-cell>
          <table:table-cell office:value-type="string" calcext:value-type="string">
            <text:p><text:s text:c="2"/>GDX</text:p>
          </table:table-cell>
          <table:table-cell office:value-type="float" office:value="94.05125" calcext:value-type="float">
            <text:p>94.05125</text:p>
          </table:table-cell>
          <table:table-cell office:value-type="float" office:value="3.43275" calcext:value-type="float">
            <text:p>3.43275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0.000217" calcext:value-type="float">
            <text:p>0.000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51.221529" calcext:value-type="float">
            <text:p>51.221529</text:p>
          </table:table-cell>
          <table:table-cell office:value-type="float" office:value="2.880382" calcext:value-type="float">
            <text:p>2.880382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172" calcext:value-type="float">
            <text:p>0.000172</text:p>
          </table:table-cell>
          <table:table-cell office:value-type="string" calcext:value-type="string">
            <text:p><text:s text:c="2"/>GDX</text:p>
          </table:table-cell>
          <table:table-cell office:value-type="float" office:value="61.492333" calcext:value-type="float">
            <text:p>61.492333</text:p>
          </table:table-cell>
          <table:table-cell office:value-type="float" office:value="3.3545" calcext:value-type="float">
            <text:p>3.3545</text:p>
          </table:table-cell>
          <table:table-cell office:value-type="float" office:value="0.002771" calcext:value-type="float">
            <text:p>0.002771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0.000199" calcext:value-type="float">
            <text:p>0.000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9.625344" calcext:value-type="float">
            <text:p>89.625344</text:p>
          </table:table-cell>
          <table:table-cell office:value-type="float" office:value="2.882" calcext:value-type="float">
            <text:p>2.882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211" calcext:value-type="float">
            <text:p>0.000211</text:p>
          </table:table-cell>
          <table:table-cell office:value-type="string" calcext:value-type="string">
            <text:p><text:s text:c="2"/>GDX</text:p>
          </table:table-cell>
          <table:table-cell office:value-type="float" office:value="86.099375" calcext:value-type="float">
            <text:p>86.099375</text:p>
          </table:table-cell>
          <table:table-cell office:value-type="float" office:value="2.814625" calcext:value-type="float">
            <text:p>2.814625</text:p>
          </table:table-cell>
          <table:table-cell office:value-type="float" office:value="0.002937" calcext:value-type="float">
            <text:p>0.002937</text:p>
          </table:table-cell>
          <table:table-cell office:value-type="float" office:value="0.002723" calcext:value-type="float">
            <text:p>0.002723</text:p>
          </table:table-cell>
          <table:table-cell office:value-type="float" office:value="0.000214" calcext:value-type="float">
            <text:p>0.000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77.019067" calcext:value-type="float">
            <text:p>77.019067</text:p>
          </table:table-cell>
          <table:table-cell office:value-type="float" office:value="2.5931" calcext:value-type="float">
            <text:p>2.5931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22" calcext:value-type="float">
            <text:p>0.00022</text:p>
          </table:table-cell>
          <table:table-cell office:value-type="string" calcext:value-type="string">
            <text:p><text:s text:c="2"/>GDX</text:p>
          </table:table-cell>
          <table:table-cell office:value-type="float" office:value="72.3908" calcext:value-type="float">
            <text:p>72.3908</text:p>
          </table:table-cell>
          <table:table-cell office:value-type="float" office:value="2.5917" calcext:value-type="float">
            <text:p>2.5917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0223" calcext:value-type="float">
            <text:p>0.000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68.247143" calcext:value-type="float">
            <text:p>68.247143</text:p>
          </table:table-cell>
          <table:table-cell office:value-type="float" office:value="2.290143" calcext:value-type="float">
            <text:p>2.290143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244" calcext:value-type="float">
            <text:p>0.000244</text:p>
          </table:table-cell>
          <table:table-cell office:value-type="string" calcext:value-type="string">
            <text:p><text:s text:c="2"/>GDX</text:p>
          </table:table-cell>
          <table:table-cell office:value-type="float" office:value="61.492667" calcext:value-type="float">
            <text:p>61.492667</text:p>
          </table:table-cell>
          <table:table-cell office:value-type="float" office:value="2.299417" calcext:value-type="float">
            <text:p>2.299417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374" calcext:value-type="float">
            <text:p>0.003374</text:p>
          </table:table-cell>
          <table:table-cell office:value-type="float" office:value="0.000234" calcext:value-type="float">
            <text:p>0.000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73.593846" calcext:value-type="float">
            <text:p>73.593846</text:p>
          </table:table-cell>
          <table:table-cell office:value-type="float" office:value="2.365385" calcext:value-type="float">
            <text:p>2.365385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212" calcext:value-type="float">
            <text:p>0.000212</text:p>
          </table:table-cell>
          <table:table-cell office:value-type="string" calcext:value-type="string">
            <text:p><text:s text:c="2"/>GDX</text:p>
          </table:table-cell>
          <table:table-cell office:value-type="float" office:value="63.971" calcext:value-type="float">
            <text:p>63.971</text:p>
          </table:table-cell>
          <table:table-cell office:value-type="float" office:value="2.293143" calcext:value-type="float">
            <text:p>2.293143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2917" calcext:value-type="float">
            <text:p>0.002917</text:p>
          </table:table-cell>
          <table:table-cell office:value-type="float" office:value="0.000227" calcext:value-type="float">
            <text:p>0.000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46.006792" calcext:value-type="float">
            <text:p>46.006792</text:p>
          </table:table-cell>
          <table:table-cell office:value-type="float" office:value="1.914125" calcext:value-type="float">
            <text:p>1.914125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224" calcext:value-type="float">
            <text:p>0.000224</text:p>
          </table:table-cell>
          <table:table-cell office:value-type="string" calcext:value-type="string">
            <text:p><text:s text:c="2"/>GDX</text:p>
          </table:table-cell>
          <table:table-cell office:value-type="float" office:value="41.469313" calcext:value-type="float">
            <text:p>41.469313</text:p>
          </table:table-cell>
          <table:table-cell office:value-type="float" office:value="1.975563" calcext:value-type="float">
            <text:p>1.975563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0221" calcext:value-type="float">
            <text:p>0.000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58.101909" calcext:value-type="float">
            <text:p>58.101909</text:p>
          </table:table-cell>
          <table:table-cell office:value-type="float" office:value="1.892091" calcext:value-type="float">
            <text:p>1.892091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203" calcext:value-type="float">
            <text:p>0.000203</text:p>
          </table:table-cell>
          <table:table-cell office:value-type="string" calcext:value-type="string">
            <text:p><text:s text:c="2"/>GDX</text:p>
          </table:table-cell>
          <table:table-cell office:value-type="float" office:value="50.126222" calcext:value-type="float">
            <text:p>50.126222</text:p>
          </table:table-cell>
          <table:table-cell office:value-type="float" office:value="1.889111" calcext:value-type="float">
            <text:p>1.889111</text:p>
          </table:table-cell>
          <table:table-cell office:value-type="float" office:value="0.003328" calcext:value-type="float">
            <text:p>0.003328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0225" calcext:value-type="float">
            <text:p>0.000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61.42925" calcext:value-type="float">
            <text:p>61.42925</text:p>
          </table:table-cell>
          <table:table-cell office:value-type="float" office:value="1.6514" calcext:value-type="float">
            <text:p>1.6514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203" calcext:value-type="float">
            <text:p>0.000203</text:p>
          </table:table-cell>
          <table:table-cell office:value-type="string" calcext:value-type="string">
            <text:p><text:s text:c="2"/>GDX</text:p>
          </table:table-cell>
          <table:table-cell office:value-type="float" office:value="46.9633" calcext:value-type="float">
            <text:p>46.9633</text:p>
          </table:table-cell>
          <table:table-cell office:value-type="float" office:value="1.56835" calcext:value-type="float">
            <text:p>1.56835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3217" calcext:value-type="float">
            <text:p>0.003217</text:p>
          </table:table-cell>
          <table:table-cell office:value-type="float" office:value="0.000204" calcext:value-type="float">
            <text:p>0.000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.732556" calcext:value-type="float">
            <text:p>23.732556</text:p>
          </table:table-cell>
          <table:table-cell office:value-type="float" office:value="1.284444" calcext:value-type="float">
            <text:p>1.28444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199" calcext:value-type="float">
            <text:p>0.000199</text:p>
          </table:table-cell>
          <table:table-cell office:value-type="string" calcext:value-type="string">
            <text:p><text:s text:c="2"/>GDX</text:p>
          </table:table-cell>
          <table:table-cell office:value-type="float" office:value="22.329" calcext:value-type="float">
            <text:p>22.329</text:p>
          </table:table-cell>
          <table:table-cell office:value-type="float" office:value="1.400409" calcext:value-type="float">
            <text:p>1.400409</text:p>
          </table:table-cell>
          <table:table-cell office:value-type="float" office:value="0.004038" calcext:value-type="float">
            <text:p>0.004038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0201" calcext:value-type="float">
            <text:p>0.000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4.001188" calcext:value-type="float">
            <text:p>34.001188</text:p>
          </table:table-cell>
          <table:table-cell office:value-type="float" office:value="1.262188" calcext:value-type="float">
            <text:p>1.262188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195" calcext:value-type="float">
            <text:p>0.000195</text:p>
          </table:table-cell>
          <table:table-cell office:value-type="string" calcext:value-type="string">
            <text:p><text:s text:c="2"/>GDX</text:p>
          </table:table-cell>
          <table:table-cell office:value-type="float" office:value="29.99" calcext:value-type="float">
            <text:p>29.99</text:p>
          </table:table-cell>
          <table:table-cell office:value-type="float" office:value="1.349833" calcext:value-type="float">
            <text:p>1.349833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0.000197" calcext:value-type="float">
            <text:p>0.000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.568071" calcext:value-type="float">
            <text:p>23.568071</text:p>
          </table:table-cell>
          <table:table-cell office:value-type="float" office:value="0.968143" calcext:value-type="float">
            <text:p>0.968143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182" calcext:value-type="float">
            <text:p>0.000182</text:p>
          </table:table-cell>
          <table:table-cell office:value-type="string" calcext:value-type="string">
            <text:p><text:s text:c="2"/>GDX</text:p>
          </table:table-cell>
          <table:table-cell office:value-type="float" office:value="22.046038" calcext:value-type="float">
            <text:p>22.046038</text:p>
          </table:table-cell>
          <table:table-cell office:value-type="float" office:value="1.0765" calcext:value-type="float">
            <text:p>1.0765</text:p>
          </table:table-cell>
          <table:table-cell office:value-type="float" office:value="0.004048" calcext:value-type="float">
            <text:p>0.004048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0193" calcext:value-type="float">
            <text:p>0.000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.923333" calcext:value-type="float">
            <text:p>17.923333</text:p>
          </table:table-cell>
          <table:table-cell office:value-type="float" office:value="0.836" calcext:value-type="float">
            <text:p>0.836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<text:s text:c="2"/>GDX</text:p>
          </table:table-cell>
          <table:table-cell office:value-type="float" office:value="15.08725" calcext:value-type="float">
            <text:p>15.08725</text:p>
          </table:table-cell>
          <table:table-cell office:value-type="float" office:value="0.895536" calcext:value-type="float">
            <text:p>0.895536</text:p>
          </table:table-cell>
          <table:table-cell office:value-type="float" office:value="0.004489" calcext:value-type="float">
            <text:p>0.004489</text:p>
          </table:table-cell>
          <table:table-cell office:value-type="float" office:value="0.004305" calcext:value-type="float">
            <text:p>0.004305</text:p>
          </table:table-cell>
          <table:table-cell office:value-type="float" office:value="0.000184" calcext:value-type="float">
            <text:p>0.000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1.9927" calcext:value-type="float">
            <text:p>31.9927</text:p>
          </table:table-cell>
          <table:table-cell office:value-type="float" office:value="1.1484" calcext:value-type="float">
            <text:p>1.1484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164" calcext:value-type="float">
            <text:p>0.000164</text:p>
          </table:table-cell>
          <table:table-cell office:value-type="string" calcext:value-type="string">
            <text:p><text:s text:c="2"/>GDX</text:p>
          </table:table-cell>
          <table:table-cell office:value-type="float" office:value="19.7885" calcext:value-type="float">
            <text:p>19.7885</text:p>
          </table:table-cell>
          <table:table-cell office:value-type="float" office:value="1.029367" calcext:value-type="float">
            <text:p>1.029367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0.003217" calcext:value-type="float">
            <text:p>0.003217</text:p>
          </table:table-cell>
          <table:table-cell office:value-type="float" office:value="0.00019" calcext:value-type="float">
            <text:p>0.00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.602375" calcext:value-type="float">
            <text:p>23.602375</text:p>
          </table:table-cell>
          <table:table-cell office:value-type="float" office:value="0.836" calcext:value-type="float">
            <text:p>0.836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155" calcext:value-type="float">
            <text:p>0.000155</text:p>
          </table:table-cell>
          <table:table-cell office:value-type="string" calcext:value-type="string">
            <text:p><text:s text:c="2"/>GDX</text:p>
          </table:table-cell>
          <table:table-cell office:value-type="float" office:value="17.118406" calcext:value-type="float">
            <text:p>17.118406</text:p>
          </table:table-cell>
          <table:table-cell office:value-type="float" office:value="0.781312" calcext:value-type="float">
            <text:p>0.781312</text:p>
          </table:table-cell>
          <table:table-cell office:value-type="float" office:value="0.003954" calcext:value-type="float">
            <text:p>0.003954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0174" calcext:value-type="float">
            <text:p>0.000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9.2135" calcext:value-type="float">
            <text:p>39.2135</text:p>
          </table:table-cell>
          <table:table-cell office:value-type="float" office:value="1.0185" calcext:value-type="float">
            <text:p>1.0185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19" calcext:value-type="float">
            <text:p>0.00019</text:p>
          </table:table-cell>
          <table:table-cell office:value-type="string" calcext:value-type="string">
            <text:p><text:s text:c="2"/>GDX</text:p>
          </table:table-cell>
          <table:table-cell office:value-type="float" office:value="20.091235" calcext:value-type="float">
            <text:p>20.091235</text:p>
          </table:table-cell>
          <table:table-cell office:value-type="float" office:value="0.801676" calcext:value-type="float">
            <text:p>0.801676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.000182" calcext:value-type="float">
            <text:p>0.000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40.007" calcext:value-type="float">
            <text:p>40.007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175" calcext:value-type="float">
            <text:p>0.000175</text:p>
          </table:table-cell>
          <table:table-cell office:value-type="string" calcext:value-type="string">
            <text:p><text:s text:c="2"/>GDX</text:p>
          </table:table-cell>
          <table:table-cell office:value-type="float" office:value="17.175" calcext:value-type="float">
            <text:p>17.175</text:p>
          </table:table-cell>
          <table:table-cell office:value-type="float" office:value="0.621806" calcext:value-type="float">
            <text:p>0.621806</text:p>
          </table:table-cell>
          <table:table-cell office:value-type="float" office:value="0.004022" calcext:value-type="float">
            <text:p>0.004022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0174" calcext:value-type="float">
            <text:p>0.000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0.9385" calcext:value-type="float">
            <text:p>30.938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211" calcext:value-type="float">
            <text:p>0.000211</text:p>
          </table:table-cell>
          <table:table-cell office:value-type="string" calcext:value-type="string">
            <text:p><text:s text:c="2"/>GDX</text:p>
          </table:table-cell>
          <table:table-cell office:value-type="float" office:value="15.201711" calcext:value-type="float">
            <text:p>15.201711</text:p>
          </table:table-cell>
          <table:table-cell office:value-type="float" office:value="0.633868" calcext:value-type="float">
            <text:p>0.633868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0165" calcext:value-type="float">
            <text:p>0.000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37.801" calcext:value-type="float">
            <text:p>137.801</text:p>
          </table:table-cell>
          <table:table-cell office:value-type="float" office:value="4.5195" calcext:value-type="float">
            <text:p>4.519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72.891868" calcext:value-type="float">
            <text:p>72.891868</text:p>
          </table:table-cell>
          <table:table-cell office:value-type="float" office:value="2.683974" calcext:value-type="float">
            <text:p>2.68397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58.271" calcext:value-type="float">
            <text:p>158.271</text:p>
          </table:table-cell>
          <table:table-cell office:value-type="float" office:value="4.70525" calcext:value-type="float">
            <text:p>4.70525</text:p>
          </table:table-cell>
          <table:table-cell office:value-type="float" office:value="0.000018" calcext:value-type="float">
            <text:p>1.8E-05</text:p>
          </table:table-cell>
          <table:table-cell table:number-columns-repeated="2"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98.282306" calcext:value-type="float">
            <text:p>98.282306</text:p>
          </table:table-cell>
          <table:table-cell office:value-type="float" office:value="3.380167" calcext:value-type="float">
            <text:p>3.380167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39.165833" calcext:value-type="float">
            <text:p>139.165833</text:p>
          </table:table-cell>
          <table:table-cell office:value-type="float" office:value="4.426" calcext:value-type="float">
            <text:p>4.426</text:p>
          </table:table-cell>
          <table:table-cell office:value-type="float" office:value="0.000018" calcext:value-type="float">
            <text:p>1.8E-05</text:p>
          </table:table-cell>
          <table:table-cell table:number-columns-repeated="2"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95.734588" calcext:value-type="float">
            <text:p>95.734588</text:p>
          </table:table-cell>
          <table:table-cell office:value-type="float" office:value="3.449265" calcext:value-type="float">
            <text:p>3.4492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73.49525" calcext:value-type="float">
            <text:p>173.49525</text:p>
          </table:table-cell>
          <table:table-cell office:value-type="float" office:value="4.768875" calcext:value-type="float">
            <text:p>4.768875</text:p>
          </table:table-cell>
          <table:table-cell office:value-type="float" office:value="0.000018" calcext:value-type="float">
            <text:p>1.8E-05</text:p>
          </table:table-cell>
          <table:table-cell table:number-columns-repeated="2"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28.9155" calcext:value-type="float">
            <text:p>128.9155</text:p>
          </table:table-cell>
          <table:table-cell office:value-type="float" office:value="3.996563" calcext:value-type="float">
            <text:p>3.996563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91.1694" calcext:value-type="float">
            <text:p>91.1694</text:p>
          </table:table-cell>
          <table:table-cell office:value-type="float" office:value="3.5513" calcext:value-type="float">
            <text:p>3.5513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73.301467" calcext:value-type="float">
            <text:p>73.301467</text:p>
          </table:table-cell>
          <table:table-cell office:value-type="float" office:value="3.3228" calcext:value-type="float">
            <text:p>3.322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37.044" calcext:value-type="float">
            <text:p>137.044</text:p>
          </table:table-cell>
          <table:table-cell office:value-type="float" office:value="4.458833" calcext:value-type="float">
            <text:p>4.45883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21.683893" calcext:value-type="float">
            <text:p>121.683893</text:p>
          </table:table-cell>
          <table:table-cell office:value-type="float" office:value="4.526536" calcext:value-type="float">
            <text:p>4.52653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32.499857" calcext:value-type="float">
            <text:p>132.499857</text:p>
          </table:table-cell>
          <table:table-cell office:value-type="float" office:value="4.428857" calcext:value-type="float">
            <text:p>4.42885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25.250192" calcext:value-type="float">
            <text:p>125.250192</text:p>
          </table:table-cell>
          <table:table-cell office:value-type="float" office:value="4.892885" calcext:value-type="float">
            <text:p>4.89288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41.401938" calcext:value-type="float">
            <text:p>141.401938</text:p>
          </table:table-cell>
          <table:table-cell office:value-type="float" office:value="4.43725" calcext:value-type="float">
            <text:p>4.4372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40.624125" calcext:value-type="float">
            <text:p>140.624125</text:p>
          </table:table-cell>
          <table:table-cell office:value-type="float" office:value="5.232167" calcext:value-type="float">
            <text:p>5.232167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36.776833" calcext:value-type="float">
            <text:p>136.776833</text:p>
          </table:table-cell>
          <table:table-cell office:value-type="float" office:value="4.499389" calcext:value-type="float">
            <text:p>4.499389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49.198591" calcext:value-type="float">
            <text:p>149.198591</text:p>
          </table:table-cell>
          <table:table-cell office:value-type="float" office:value="5.638" calcext:value-type="float">
            <text:p>5.638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9" calcext:value-type="float">
            <text:p>1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66.375" calcext:value-type="float">
            <text:p>66.375</text:p>
          </table:table-cell>
          <table:table-cell office:value-type="float" office:value="2.0123" calcext:value-type="float">
            <text:p>2.0123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6.63475" calcext:value-type="float">
            <text:p>96.63475</text:p>
          </table:table-cell>
          <table:table-cell office:value-type="float" office:value="3.2321" calcext:value-type="float">
            <text:p>3.232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3" calcext:value-type="float">
            <text:p>2.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41.785864" calcext:value-type="float">
            <text:p>41.785864</text:p>
          </table:table-cell>
          <table:table-cell office:value-type="float" office:value="1.497818" calcext:value-type="float">
            <text:p>1.497818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9.682944" calcext:value-type="float">
            <text:p>69.682944</text:p>
          </table:table-cell>
          <table:table-cell office:value-type="float" office:value="2.659556" calcext:value-type="float">
            <text:p>2.65955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1" calcext:value-type="float">
            <text:p>2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32.505208" calcext:value-type="float">
            <text:p>32.505208</text:p>
          </table:table-cell>
          <table:table-cell office:value-type="float" office:value="1.26675" calcext:value-type="float">
            <text:p>1.2667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0.722313" calcext:value-type="float">
            <text:p>60.722313</text:p>
          </table:table-cell>
          <table:table-cell office:value-type="float" office:value="2.464562" calcext:value-type="float">
            <text:p>2.46456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1" calcext:value-type="float">
            <text:p>2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49.739115" calcext:value-type="float">
            <text:p>49.739115</text:p>
          </table:table-cell>
          <table:table-cell office:value-type="float" office:value="1.663423" calcext:value-type="float">
            <text:p>1.663423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0.370929" calcext:value-type="float">
            <text:p>90.370929</text:p>
          </table:table-cell>
          <table:table-cell office:value-type="float" office:value="3.371071" calcext:value-type="float">
            <text:p>3.37107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3" calcext:value-type="float">
            <text:p>2.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57.999286" calcext:value-type="float">
            <text:p>57.999286</text:p>
          </table:table-cell>
          <table:table-cell office:value-type="float" office:value="1.781429" calcext:value-type="float">
            <text:p>1.781429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3" calcext:value-type="float">
            <text:p>1.3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06.8125" calcext:value-type="float">
            <text:p>106.8125</text:p>
          </table:table-cell>
          <table:table-cell office:value-type="float" office:value="3.696167" calcext:value-type="float">
            <text:p>3.69616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4" calcext:value-type="float">
            <text:p>2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64.665567" calcext:value-type="float">
            <text:p>64.665567</text:p>
          </table:table-cell>
          <table:table-cell office:value-type="float" office:value="1.815233" calcext:value-type="float">
            <text:p>1.81523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25.9274" calcext:value-type="float">
            <text:p>125.9274</text:p>
          </table:table-cell>
          <table:table-cell office:value-type="float" office:value="4.0062" calcext:value-type="float">
            <text:p>4.006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4" calcext:value-type="float">
            <text:p>2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50.331938" calcext:value-type="float">
            <text:p>50.331938</text:p>
          </table:table-cell>
          <table:table-cell office:value-type="float" office:value="1.739594" calcext:value-type="float">
            <text:p>1.739594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14.57325" calcext:value-type="float">
            <text:p>114.57325</text:p>
          </table:table-cell>
          <table:table-cell office:value-type="float" office:value="4.324875" calcext:value-type="float">
            <text:p>4.32487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5" calcext:value-type="float">
            <text:p>2.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57.525235" calcext:value-type="float">
            <text:p>57.525235</text:p>
          </table:table-cell>
          <table:table-cell office:value-type="float" office:value="1.818088" calcext:value-type="float">
            <text:p>1.81808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34.641" calcext:value-type="float">
            <text:p>134.641</text:p>
          </table:table-cell>
          <table:table-cell office:value-type="float" office:value="4.726667" calcext:value-type="float">
            <text:p>4.726667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6" calcext:value-type="float">
            <text:p>2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66.542472" calcext:value-type="float">
            <text:p>66.542472</text:p>
          </table:table-cell>
          <table:table-cell office:value-type="float" office:value="1.909528" calcext:value-type="float">
            <text:p>1.90952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58.7905" calcext:value-type="float">
            <text:p>158.7905</text:p>
          </table:table-cell>
          <table:table-cell office:value-type="float" office:value="5.21975" calcext:value-type="float">
            <text:p>5.2197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6" calcext:value-type="float">
            <text:p>2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50.050816" calcext:value-type="float">
            <text:p>50.050816</text:p>
          </table:table-cell>
          <table:table-cell office:value-type="float" office:value="1.691816" calcext:value-type="float">
            <text:p>1.69181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35.6795" calcext:value-type="float">
            <text:p>135.6795</text:p>
          </table:table-cell>
          <table:table-cell office:value-type="float" office:value="5.3965" calcext:value-type="float">
            <text:p>5.396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8" calcext:value-type="float">
            <text:p>2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92.361237" calcext:value-type="float">
            <text:p>92.361237</text:p>
          </table:table-cell>
          <table:table-cell office:value-type="float" office:value="3.530105" calcext:value-type="float">
            <text:p>3.5301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78" calcext:value-type="float">
            <text:p>7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3.741" calcext:value-type="float">
            <text:p>73.741</text:p>
          </table:table-cell>
          <table:table-cell office:value-type="float" office:value="1.9895" calcext:value-type="float">
            <text:p>1.989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41" calcext:value-type="float">
            <text:p>4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67.265083" calcext:value-type="float">
            <text:p>67.265083</text:p>
          </table:table-cell>
          <table:table-cell office:value-type="float" office:value="3.523944" calcext:value-type="float">
            <text:p>3.523944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82" calcext:value-type="float">
            <text:p>8.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42.166" calcext:value-type="float">
            <text:p>42.166</text:p>
          </table:table-cell>
          <table:table-cell office:value-type="float" office:value="1.4335" calcext:value-type="float">
            <text:p>1.433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41" calcext:value-type="float">
            <text:p>4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4.780824" calcext:value-type="float">
            <text:p>114.780824</text:p>
          </table:table-cell>
          <table:table-cell office:value-type="float" office:value="4.239441" calcext:value-type="float">
            <text:p>4.239441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83" calcext:value-type="float">
            <text:p>8.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9.406167" calcext:value-type="float">
            <text:p>69.406167</text:p>
          </table:table-cell>
          <table:table-cell office:value-type="float" office:value="1.9525" calcext:value-type="float">
            <text:p>1.952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31" calcext:value-type="float">
            <text:p>3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88.207219" calcext:value-type="float">
            <text:p>88.207219</text:p>
          </table:table-cell>
          <table:table-cell office:value-type="float" office:value="4.133594" calcext:value-type="float">
            <text:p>4.133594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84" calcext:value-type="float">
            <text:p>8.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43.619125" calcext:value-type="float">
            <text:p>43.619125</text:p>
          </table:table-cell>
          <table:table-cell office:value-type="float" office:value="1.559375" calcext:value-type="float">
            <text:p>1.55937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6.828167" calcext:value-type="float">
            <text:p>116.828167</text:p>
          </table:table-cell>
          <table:table-cell office:value-type="float" office:value="4.442467" calcext:value-type="float">
            <text:p>4.442467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71" calcext:value-type="float">
            <text:p>7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6.3505" calcext:value-type="float">
            <text:p>66.3505</text:p>
          </table:table-cell>
          <table:table-cell office:value-type="float" office:value="2.0002" calcext:value-type="float">
            <text:p>2.0002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21" calcext:value-type="float">
            <text:p>2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4.982536" calcext:value-type="float">
            <text:p>104.982536</text:p>
          </table:table-cell>
          <table:table-cell office:value-type="float" office:value="4.53875" calcext:value-type="float">
            <text:p>4.5387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66" calcext:value-type="float">
            <text:p>6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51.059917" calcext:value-type="float">
            <text:p>51.059917</text:p>
          </table:table-cell>
          <table:table-cell office:value-type="float" office:value="1.8265" calcext:value-type="float">
            <text:p>1.826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23" calcext:value-type="float">
            <text:p>2.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1.535615" calcext:value-type="float">
            <text:p>141.535615</text:p>
          </table:table-cell>
          <table:table-cell office:value-type="float" office:value="4.669038" calcext:value-type="float">
            <text:p>4.669038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57" calcext:value-type="float">
            <text:p>5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7.668786" calcext:value-type="float">
            <text:p>77.668786</text:p>
          </table:table-cell>
          <table:table-cell office:value-type="float" office:value="2.207" calcext:value-type="float">
            <text:p>2.20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8" calcext:value-type="float">
            <text:p>1.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05.062708" calcext:value-type="float">
            <text:p>105.062708</text:p>
          </table:table-cell>
          <table:table-cell office:value-type="float" office:value="4.6375" calcext:value-type="float">
            <text:p>4.637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4" calcext:value-type="float">
            <text:p>5.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47.937375" calcext:value-type="float">
            <text:p>47.937375</text:p>
          </table:table-cell>
          <table:table-cell office:value-type="float" office:value="1.706125" calcext:value-type="float">
            <text:p>1.70612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9" calcext:value-type="float">
            <text:p>1.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1.304273" calcext:value-type="float">
            <text:p>121.304273</text:p>
          </table:table-cell>
          <table:table-cell office:value-type="float" office:value="4.8515" calcext:value-type="float">
            <text:p>4.851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4" calcext:value-type="float">
            <text:p>4.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56.494778" calcext:value-type="float">
            <text:p>56.494778</text:p>
          </table:table-cell>
          <table:table-cell office:value-type="float" office:value="1.842944" calcext:value-type="float">
            <text:p>1.842944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6" calcext:value-type="float">
            <text:p>1.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7.01385" calcext:value-type="float">
            <text:p>127.01385</text:p>
          </table:table-cell>
          <table:table-cell office:value-type="float" office:value="4.85815" calcext:value-type="float">
            <text:p>4.8581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5" calcext:value-type="float">
            <text:p>3.5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4.4129" calcext:value-type="float">
            <text:p>64.4129</text:p>
          </table:table-cell>
          <table:table-cell office:value-type="float" office:value="1.98335" calcext:value-type="float">
            <text:p>1.9833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2.165722" calcext:value-type="float">
            <text:p>112.165722</text:p>
          </table:table-cell>
          <table:table-cell office:value-type="float" office:value="5.002611" calcext:value-type="float">
            <text:p>5.00261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49.240864" calcext:value-type="float">
            <text:p>49.240864</text:p>
          </table:table-cell>
          <table:table-cell office:value-type="float" office:value="1.7995" calcext:value-type="float">
            <text:p>1.799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3" calcext:value-type="float">
            <text:p>1.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9.157437" calcext:value-type="float">
            <text:p>129.157437</text:p>
          </table:table-cell>
          <table:table-cell office:value-type="float" office:value="5.015437" calcext:value-type="float">
            <text:p>5.01543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29" calcext:value-type="float">
            <text:p>2.9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1.364958" calcext:value-type="float">
            <text:p>61.364958</text:p>
          </table:table-cell>
          <table:table-cell office:value-type="float" office:value="1.914542" calcext:value-type="float">
            <text:p>1.91454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2" calcext:value-type="float">
            <text:p>1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9.855786" calcext:value-type="float">
            <text:p>179.855786</text:p>
          </table:table-cell>
          <table:table-cell office:value-type="float" office:value="5.108" calcext:value-type="float">
            <text:p>5.108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2" calcext:value-type="float">
            <text:p>3.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99.479577" calcext:value-type="float">
            <text:p>99.479577</text:p>
          </table:table-cell>
          <table:table-cell office:value-type="float" office:value="2.434038" calcext:value-type="float">
            <text:p>2.43403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3" calcext:value-type="float">
            <text:p>1.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11.514667" calcext:value-type="float">
            <text:p>111.514667</text:p>
          </table:table-cell>
          <table:table-cell office:value-type="float" office:value="5.2275" calcext:value-type="float">
            <text:p>5.227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28" calcext:value-type="float">
            <text:p>2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49.075071" calcext:value-type="float">
            <text:p>49.075071</text:p>
          </table:table-cell>
          <table:table-cell office:value-type="float" office:value="1.808036" calcext:value-type="float">
            <text:p>1.8080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1" calcext:value-type="float">
            <text:p>1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60.1137" calcext:value-type="float">
            <text:p>160.1137</text:p>
          </table:table-cell>
          <table:table-cell office:value-type="float" office:value="5.324" calcext:value-type="float">
            <text:p>5.324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7.3332" calcext:value-type="float">
            <text:p>77.3332</text:p>
          </table:table-cell>
          <table:table-cell office:value-type="float" office:value="2.204" calcext:value-type="float">
            <text:p>2.20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2" calcext:value-type="float">
            <text:p>1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3.519" calcext:value-type="float">
            <text:p>123.519</text:p>
          </table:table-cell>
          <table:table-cell office:value-type="float" office:value="5.17325" calcext:value-type="float">
            <text:p>5.1732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28" calcext:value-type="float">
            <text:p>2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53.566812" calcext:value-type="float">
            <text:p>53.566812</text:p>
          </table:table-cell>
          <table:table-cell office:value-type="float" office:value="1.805562" calcext:value-type="float">
            <text:p>1.80556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1" calcext:value-type="float">
            <text:p>1.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36.8095" calcext:value-type="float">
            <text:p>136.8095</text:p>
          </table:table-cell>
          <table:table-cell office:value-type="float" office:value="5.556" calcext:value-type="float">
            <text:p>5.55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57.912647" calcext:value-type="float">
            <text:p>57.912647</text:p>
          </table:table-cell>
          <table:table-cell office:value-type="float" office:value="1.929471" calcext:value-type="float">
            <text:p>1.92947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" calcext:value-type="float">
            <text:p>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39.50825" calcext:value-type="float">
            <text:p>139.50825</text:p>
          </table:table-cell>
          <table:table-cell office:value-type="float" office:value="5.5705" calcext:value-type="float">
            <text:p>5.57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31" calcext:value-type="float">
            <text:p>3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5.260611" calcext:value-type="float">
            <text:p>65.260611</text:p>
          </table:table-cell>
          <table:table-cell office:value-type="float" office:value="1.901944" calcext:value-type="float">
            <text:p>1.901944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" calcext:value-type="float">
            <text:p>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38.5" calcext:value-type="float">
            <text:p>138.5</text:p>
          </table:table-cell>
          <table:table-cell office:value-type="float" office:value="5.6895" calcext:value-type="float">
            <text:p>5.689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33" calcext:value-type="float">
            <text:p>3.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60.234079" calcext:value-type="float">
            <text:p>60.234079</text:p>
          </table:table-cell>
          <table:table-cell office:value-type="float" office:value="1.866816" calcext:value-type="float">
            <text:p>1.86681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.423237" calcext:value-type="float">
            <text:p>13.423237</text:p>
          </table:table-cell>
          <table:table-cell office:value-type="float" office:value="0.702316" calcext:value-type="float">
            <text:p>0.702316</text:p>
          </table:table-cell>
          <table:table-cell office:value-type="float" office:value="0.004019" calcext:value-type="float">
            <text:p>0.004019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0192" calcext:value-type="float">
            <text:p>0.000192</text:p>
          </table:table-cell>
          <table:table-cell office:value-type="string" calcext:value-type="string">
            <text:p><text:s text:c="2"/>ZIP</text:p>
          </table:table-cell>
          <table:table-cell office:value-type="float" office:value="33.6385" calcext:value-type="float">
            <text:p>33.6385</text:p>
          </table:table-cell>
          <table:table-cell office:value-type="float" office:value="1.0085" calcext:value-type="float">
            <text:p>1.0085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315" calcext:value-type="float">
            <text:p>0.000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.708028" calcext:value-type="float">
            <text:p>16.708028</text:p>
          </table:table-cell>
          <table:table-cell office:value-type="float" office:value="0.601361" calcext:value-type="float">
            <text:p>0.601361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4159" calcext:value-type="float">
            <text:p>0.004159</text:p>
          </table:table-cell>
          <table:table-cell office:value-type="float" office:value="0.000192" calcext:value-type="float">
            <text:p>0.000192</text:p>
          </table:table-cell>
          <table:table-cell office:value-type="string" calcext:value-type="string">
            <text:p><text:s text:c="2"/>ZIP</text:p>
          </table:table-cell>
          <table:table-cell office:value-type="float" office:value="43.1435" calcext:value-type="float">
            <text:p>43.1435</text:p>
          </table:table-cell>
          <table:table-cell office:value-type="float" office:value="1.11675" calcext:value-type="float">
            <text:p>1.11675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282" calcext:value-type="float">
            <text:p>0.000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.568324" calcext:value-type="float">
            <text:p>16.568324</text:p>
          </table:table-cell>
          <table:table-cell office:value-type="float" office:value="0.691794" calcext:value-type="float">
            <text:p>0.691794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0.000201" calcext:value-type="float">
            <text:p>0.000201</text:p>
          </table:table-cell>
          <table:table-cell office:value-type="string" calcext:value-type="string">
            <text:p><text:s text:c="2"/>ZIP</text:p>
          </table:table-cell>
          <table:table-cell office:value-type="float" office:value="39.546167" calcext:value-type="float">
            <text:p>39.546167</text:p>
          </table:table-cell>
          <table:table-cell office:value-type="float" office:value="1.074667" calcext:value-type="float">
            <text:p>1.074667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258" calcext:value-type="float">
            <text:p>0.000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.3565" calcext:value-type="float">
            <text:p>13.3565</text:p>
          </table:table-cell>
          <table:table-cell office:value-type="float" office:value="0.646219" calcext:value-type="float">
            <text:p>0.646219</text:p>
          </table:table-cell>
          <table:table-cell office:value-type="float" office:value="0.004659" calcext:value-type="float">
            <text:p>0.004659</text:p>
          </table:table-cell>
          <table:table-cell office:value-type="float" office:value="0.004458" calcext:value-type="float">
            <text:p>0.004458</text:p>
          </table:table-cell>
          <table:table-cell office:value-type="float" office:value="0.000201" calcext:value-type="float">
            <text:p>0.000201</text:p>
          </table:table-cell>
          <table:table-cell office:value-type="string" calcext:value-type="string">
            <text:p><text:s text:c="2"/>ZIP</text:p>
          </table:table-cell>
          <table:table-cell office:value-type="float" office:value="29.417" calcext:value-type="float">
            <text:p>29.417</text:p>
          </table:table-cell>
          <table:table-cell office:value-type="float" office:value="0.942375" calcext:value-type="float">
            <text:p>0.942375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292" calcext:value-type="float">
            <text:p>0.000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9.8764" calcext:value-type="float">
            <text:p>19.8764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0209" calcext:value-type="float">
            <text:p>0.000209</text:p>
          </table:table-cell>
          <table:table-cell office:value-type="string" calcext:value-type="string">
            <text:p><text:s text:c="2"/>ZIP</text:p>
          </table:table-cell>
          <table:table-cell office:value-type="float" office:value="36.3581" calcext:value-type="float">
            <text:p>36.3581</text:p>
          </table:table-cell>
          <table:table-cell office:value-type="float" office:value="1.3107" calcext:value-type="float">
            <text:p>1.31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252" calcext:value-type="float">
            <text:p>0.000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8.6195" calcext:value-type="float">
            <text:p>28.6195</text:p>
          </table:table-cell>
          <table:table-cell office:value-type="float" office:value="1.069429" calcext:value-type="float">
            <text:p>1.069429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0204" calcext:value-type="float">
            <text:p>0.000204</text:p>
          </table:table-cell>
          <table:table-cell office:value-type="string" calcext:value-type="string">
            <text:p><text:s text:c="2"/>ZIP</text:p>
          </table:table-cell>
          <table:table-cell office:value-type="float" office:value="53.297083" calcext:value-type="float">
            <text:p>53.297083</text:p>
          </table:table-cell>
          <table:table-cell office:value-type="float" office:value="1.496583" calcext:value-type="float">
            <text:p>1.49658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23" calcext:value-type="float">
            <text:p>0.00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6.052654" calcext:value-type="float">
            <text:p>26.052654</text:p>
          </table:table-cell>
          <table:table-cell office:value-type="float" office:value="1.037" calcext:value-type="float">
            <text:p>1.037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0209" calcext:value-type="float">
            <text:p>0.000209</text:p>
          </table:table-cell>
          <table:table-cell office:value-type="string" calcext:value-type="string">
            <text:p><text:s text:c="2"/>ZIP</text:p>
          </table:table-cell>
          <table:table-cell office:value-type="float" office:value="41.443357" calcext:value-type="float">
            <text:p>41.443357</text:p>
          </table:table-cell>
          <table:table-cell office:value-type="float" office:value="1.341857" calcext:value-type="float">
            <text:p>1.341857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272" calcext:value-type="float">
            <text:p>0.000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8.639458" calcext:value-type="float">
            <text:p>28.639458</text:p>
          </table:table-cell>
          <table:table-cell office:value-type="float" office:value="1.163" calcext:value-type="float">
            <text:p>1.163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0219" calcext:value-type="float">
            <text:p>0.000219</text:p>
          </table:table-cell>
          <table:table-cell office:value-type="string" calcext:value-type="string">
            <text:p><text:s text:c="2"/>ZIP</text:p>
          </table:table-cell>
          <table:table-cell office:value-type="float" office:value="42.670187" calcext:value-type="float">
            <text:p>42.670187</text:p>
          </table:table-cell>
          <table:table-cell office:value-type="float" office:value="1.286563" calcext:value-type="float">
            <text:p>1.286563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259" calcext:value-type="float">
            <text:p>0.000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6.241864" calcext:value-type="float">
            <text:p>36.241864</text:p>
          </table:table-cell>
          <table:table-cell office:value-type="float" office:value="1.330227" calcext:value-type="float">
            <text:p>1.330227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0215" calcext:value-type="float">
            <text:p>0.000215</text:p>
          </table:table-cell>
          <table:table-cell office:value-type="string" calcext:value-type="string">
            <text:p><text:s text:c="2"/>ZIP</text:p>
          </table:table-cell>
          <table:table-cell office:value-type="float" office:value="45.681833" calcext:value-type="float">
            <text:p>45.681833</text:p>
          </table:table-cell>
          <table:table-cell office:value-type="float" office:value="1.460167" calcext:value-type="float">
            <text:p>1.460167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273" calcext:value-type="float">
            <text:p>0.000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8.59145" calcext:value-type="float">
            <text:p>38.59145</text:p>
          </table:table-cell>
          <table:table-cell office:value-type="float" office:value="1.4494" calcext:value-type="float">
            <text:p>1.4494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0217" calcext:value-type="float">
            <text:p>0.000217</text:p>
          </table:table-cell>
          <table:table-cell office:value-type="string" calcext:value-type="string">
            <text:p><text:s text:c="2"/>ZIP</text:p>
          </table:table-cell>
          <table:table-cell office:value-type="float" office:value="44.4176" calcext:value-type="float">
            <text:p>44.4176</text:p>
          </table:table-cell>
          <table:table-cell office:value-type="float" office:value="1.42515" calcext:value-type="float">
            <text:p>1.42515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254" calcext:value-type="float">
            <text:p>0.000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9.598333" calcext:value-type="float">
            <text:p>39.598333</text:p>
          </table:table-cell>
          <table:table-cell office:value-type="float" office:value="1.546778" calcext:value-type="float">
            <text:p>1.546778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0221" calcext:value-type="float">
            <text:p>0.000221</text:p>
          </table:table-cell>
          <table:table-cell office:value-type="string" calcext:value-type="string">
            <text:p><text:s text:c="2"/>ZIP</text:p>
          </table:table-cell>
          <table:table-cell office:value-type="float" office:value="41.170182" calcext:value-type="float">
            <text:p>41.170182</text:p>
          </table:table-cell>
          <table:table-cell office:value-type="float" office:value="1.2685" calcext:value-type="float">
            <text:p>1.2685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274" calcext:value-type="float">
            <text:p>0.000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56.0225" calcext:value-type="float">
            <text:p>56.0225</text:p>
          </table:table-cell>
          <table:table-cell office:value-type="float" office:value="2.016437" calcext:value-type="float">
            <text:p>2.01643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0227" calcext:value-type="float">
            <text:p>0.000227</text:p>
          </table:table-cell>
          <table:table-cell office:value-type="string" calcext:value-type="string">
            <text:p><text:s text:c="2"/>ZIP</text:p>
          </table:table-cell>
          <table:table-cell office:value-type="float" office:value="53.333917" calcext:value-type="float">
            <text:p>53.333917</text:p>
          </table:table-cell>
          <table:table-cell office:value-type="float" office:value="1.693917" calcext:value-type="float">
            <text:p>1.693917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234" calcext:value-type="float">
            <text:p>0.000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60.294286" calcext:value-type="float">
            <text:p>60.294286</text:p>
          </table:table-cell>
          <table:table-cell office:value-type="float" office:value="1.919357" calcext:value-type="float">
            <text:p>1.919357</text:p>
          </table:table-cell>
          <table:table-cell office:value-type="float" office:value="0.003942" calcext:value-type="float">
            <text:p>0.003942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0226" calcext:value-type="float">
            <text:p>0.000226</text:p>
          </table:table-cell>
          <table:table-cell office:value-type="string" calcext:value-type="string">
            <text:p><text:s text:c="2"/>ZIP</text:p>
          </table:table-cell>
          <table:table-cell office:value-type="float" office:value="55.165577" calcext:value-type="float">
            <text:p>55.165577</text:p>
          </table:table-cell>
          <table:table-cell office:value-type="float" office:value="1.607269" calcext:value-type="float">
            <text:p>1.607269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25" calcext:value-type="float">
            <text:p>0.00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42.906167" calcext:value-type="float">
            <text:p>42.906167</text:p>
          </table:table-cell>
          <table:table-cell office:value-type="float" office:value="1.403833" calcext:value-type="float">
            <text:p>1.403833</text:p>
          </table:table-cell>
          <table:table-cell office:value-type="float" office:value="0.007804" calcext:value-type="float">
            <text:p>0.007804</text:p>
          </table:table-cell>
          <table:table-cell office:value-type="float" office:value="0.007431" calcext:value-type="float">
            <text:p>0.007431</text:p>
          </table:table-cell>
          <table:table-cell office:value-type="float" office:value="0.000373" calcext:value-type="float">
            <text:p>0.000373</text:p>
          </table:table-cell>
          <table:table-cell office:value-type="string" calcext:value-type="string">
            <text:p><text:s text:c="2"/>ZIP</text:p>
          </table:table-cell>
          <table:table-cell office:value-type="float" office:value="43.495536" calcext:value-type="float">
            <text:p>43.495536</text:p>
          </table:table-cell>
          <table:table-cell office:value-type="float" office:value="1.287964" calcext:value-type="float">
            <text:p>1.287964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448" calcext:value-type="float">
            <text:p>0.00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62.243" calcext:value-type="float">
            <text:p>62.243</text:p>
          </table:table-cell>
          <table:table-cell office:value-type="float" office:value="2.2795" calcext:value-type="float">
            <text:p>2.2795</text:p>
          </table:table-cell>
          <table:table-cell office:value-type="float" office:value="0.004301" calcext:value-type="float">
            <text:p>0.004301</text:p>
          </table:table-cell>
          <table:table-cell office:value-type="float" office:value="0.004097" calcext:value-type="float">
            <text:p>0.004097</text:p>
          </table:table-cell>
          <table:table-cell office:value-type="float" office:value="0.000204" calcext:value-type="float">
            <text:p>0.000204</text:p>
          </table:table-cell>
          <table:table-cell office:value-type="string" calcext:value-type="string">
            <text:p><text:s text:c="2"/>ZIP</text:p>
          </table:table-cell>
          <table:table-cell office:value-type="float" office:value="45.581767" calcext:value-type="float">
            <text:p>45.581767</text:p>
          </table:table-cell>
          <table:table-cell office:value-type="float" office:value="1.486167" calcext:value-type="float">
            <text:p>1.486167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228" calcext:value-type="float">
            <text:p>0.0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77.432375" calcext:value-type="float">
            <text:p>77.432375</text:p>
          </table:table-cell>
          <table:table-cell office:value-type="float" office:value="2.562125" calcext:value-type="float">
            <text:p>2.562125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0.000179" calcext:value-type="float">
            <text:p>0.000179</text:p>
          </table:table-cell>
          <table:table-cell office:value-type="string" calcext:value-type="string">
            <text:p><text:s text:c="2"/>ZIP</text:p>
          </table:table-cell>
          <table:table-cell office:value-type="float" office:value="53.340344" calcext:value-type="float">
            <text:p>53.340344</text:p>
          </table:table-cell>
          <table:table-cell office:value-type="float" office:value="1.53925" calcext:value-type="float">
            <text:p>1.5392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238" calcext:value-type="float">
            <text:p>0.00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78.026833" calcext:value-type="float">
            <text:p>78.026833</text:p>
          </table:table-cell>
          <table:table-cell office:value-type="float" office:value="2.785833" calcext:value-type="float">
            <text:p>2.785833</text:p>
          </table:table-cell>
          <table:table-cell office:value-type="float" office:value="0.004352" calcext:value-type="float">
            <text:p>0.004352</text:p>
          </table:table-cell>
          <table:table-cell office:value-type="float" office:value="0.004171" calcext:value-type="float">
            <text:p>0.004171</text:p>
          </table:table-cell>
          <table:table-cell office:value-type="float" office:value="0.000181" calcext:value-type="float">
            <text:p>0.000181</text:p>
          </table:table-cell>
          <table:table-cell office:value-type="string" calcext:value-type="string">
            <text:p><text:s text:c="2"/>ZIP</text:p>
          </table:table-cell>
          <table:table-cell office:value-type="float" office:value="46.522676" calcext:value-type="float">
            <text:p>46.522676</text:p>
          </table:table-cell>
          <table:table-cell office:value-type="float" office:value="1.538412" calcext:value-type="float">
            <text:p>1.538412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204" calcext:value-type="float">
            <text:p>0.000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8.67075" calcext:value-type="float">
            <text:p>118.67075</text:p>
          </table:table-cell>
          <table:table-cell office:value-type="float" office:value="3.436" calcext:value-type="float">
            <text:p>3.436</text:p>
          </table:table-cell>
          <table:table-cell office:value-type="float" office:value="0.003305" calcext:value-type="float">
            <text:p>0.003305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0152" calcext:value-type="float">
            <text:p>0.000152</text:p>
          </table:table-cell>
          <table:table-cell office:value-type="string" calcext:value-type="string">
            <text:p><text:s text:c="2"/>ZIP</text:p>
          </table:table-cell>
          <table:table-cell office:value-type="float" office:value="68.941111" calcext:value-type="float">
            <text:p>68.941111</text:p>
          </table:table-cell>
          <table:table-cell office:value-type="float" office:value="1.868639" calcext:value-type="float">
            <text:p>1.868639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82" calcext:value-type="float">
            <text:p>8.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7.214" calcext:value-type="float">
            <text:p>117.214</text:p>
          </table:table-cell>
          <table:table-cell office:value-type="float" office:value="4.014" calcext:value-type="float">
            <text:p>4.014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.000059" calcext:value-type="float">
            <text:p>5.9E-05</text:p>
          </table:table-cell>
          <table:table-cell office:value-type="string" calcext:value-type="string">
            <text:p><text:s text:c="2"/>ZIP</text:p>
          </table:table-cell>
          <table:table-cell office:value-type="float" office:value="57.419211" calcext:value-type="float">
            <text:p>57.419211</text:p>
          </table:table-cell>
          <table:table-cell office:value-type="float" office:value="1.807158" calcext:value-type="float">
            <text:p>1.80715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5" calcext:value-type="float">
            <text:p>2.5E-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20" loext:min-decimal-places="20" number:min-integer-digits="0" number:grouping="true"/>
    </number:number-style>
    <number:number-style style:name="N112">
      <number:number number:decimal-places="20" loext:min-decimal-places="20" number:min-integer-digits="1"/>
    </number:number-style>
    <number:number-style style:name="N113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7:09:05.726463219</meta:creation-date>
    <dc:date>2020-08-08T01:11:15.979479155</dc:date>
    <meta:editing-duration>PT7H17M25S</meta:editing-duration>
    <meta:editing-cycles>2</meta:editing-cycles>
    <meta:generator>LibreOffice/6.0.7.3$Linux_X86_64 LibreOffice_project/00m0$Build-3</meta:generator>
    <meta:document-statistic meta:table-count="1" meta:cell-count="3444" meta:object-count="0"/>
  </office:meta>
</office:document-meta>
</file>